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12.28mm" svg:height="145.82mm" svg:x="268.73mm" svg:y="15.93mm">
            <draw:object draw:notify-on-update-of-ranges="Лист1.D4:Лист1.D134 Лист1.F4:Лист1.F134 Лист1.G4:Лист1.G1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мах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частота</text:p>
          </table:table-cell>
          <table:table-cell table:formula="of:=MAX([.D4:.D134])" office:value-type="float" office:value="79.35" calcext:value-type="float">
            <text:p>79,35</text:p>
          </table:table-cell>
          <table:table-cell office:value-type="string" calcext:value-type="string">
            <text:p>спура</text:p>
          </table:table-cell>
          <table:table-cell office:value-type="string" calcext:value-type="string">
            <text:p>дин дипазон</text:p>
          </table:table-cell>
          <table:table-cell office:value-type="string" calcext:value-type="string">
            <text:p>неравномерность АЧХ</text:p>
          </table:table-cell>
        </table:table-row>
        <table:table-row table:style-name="ro1">
          <table:table-cell office:value-type="string" calcext:value-type="string">
            <text:p>надо:</text:p>
          </table:table-cell>
          <table:table-cell office:value-type="string" calcext:value-type="string">
            <text:p>есть: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.49" calcext:value-type="float">
            <text:p>6,49</text:p>
          </table:table-cell>
          <table:table-cell office:value-type="float" office:value="428875" calcext:value-type="float">
            <text:p>428875</text:p>
          </table:table-cell>
          <table:table-cell office:value-type="float" office:value="6.49" calcext:value-type="float">
            <text:p>6,49</text:p>
          </table:table-cell>
          <table:table-cell office:value-type="float" office:value="5.97" calcext:value-type="float">
            <text:p>5,97</text:p>
          </table:table-cell>
          <table:table-cell office:value-type="float" office:value="0.52" calcext:value-type="float">
            <text:p>0,52</text:p>
          </table:table-cell>
          <table:table-cell table:formula="of:=[.$D$2]-[.D4]" office:value-type="float" office:value="72.86" calcext:value-type="float">
            <text:p>72,86</text:p>
          </table:table-cell>
        </table:table-row>
        <table:table-row table:style-name="ro1">
          <table:table-cell table:number-columns-repeated="2" office:value-type="float" office:value="8.59" calcext:value-type="float">
            <text:p>8,59</text:p>
          </table:table-cell>
          <table:table-cell office:value-type="float" office:value="428923" calcext:value-type="float">
            <text:p>428923</text:p>
          </table:table-cell>
          <table:table-cell office:value-type="float" office:value="8.59" calcext:value-type="float">
            <text:p>8,59</text:p>
          </table:table-cell>
          <table:table-cell office:value-type="float" office:value="4.67" calcext:value-type="float">
            <text:p>4,67</text:p>
          </table:table-cell>
          <table:table-cell office:value-type="float" office:value="3.93" calcext:value-type="float">
            <text:p>3,93</text:p>
          </table:table-cell>
          <table:table-cell table:formula="of:=[.$D$2]-[.D5]" office:value-type="float" office:value="70.76" calcext:value-type="float">
            <text:p>70,76</text:p>
          </table:table-cell>
        </table:table-row>
        <table:table-row table:style-name="ro1">
          <table:table-cell table:number-columns-repeated="2" office:value-type="float" office:value="7.39" calcext:value-type="float">
            <text:p>7,39</text:p>
          </table:table-cell>
          <table:table-cell office:value-type="float" office:value="428971" calcext:value-type="float">
            <text:p>428971</text:p>
          </table:table-cell>
          <table:table-cell office:value-type="float" office:value="7.39" calcext:value-type="float">
            <text:p>7,39</text:p>
          </table:table-cell>
          <table:table-cell office:value-type="float" office:value="2.81" calcext:value-type="float">
            <text:p>2,81</text:p>
          </table:table-cell>
          <table:table-cell office:value-type="float" office:value="4.57" calcext:value-type="float">
            <text:p>4,57</text:p>
          </table:table-cell>
          <table:table-cell table:formula="of:=[.$D$2]-[.D6]" office:value-type="float" office:value="71.96" calcext:value-type="float">
            <text:p>71,96</text:p>
          </table:table-cell>
        </table:table-row>
        <table:table-row table:style-name="ro1">
          <table:table-cell table:number-columns-repeated="2" office:value-type="float" office:value="7.98" calcext:value-type="float">
            <text:p>7,98</text:p>
          </table:table-cell>
          <table:table-cell office:value-type="float" office:value="429019" calcext:value-type="float">
            <text:p>429019</text:p>
          </table:table-cell>
          <table:table-cell office:value-type="float" office:value="7.98" calcext:value-type="float">
            <text:p>7,98</text:p>
          </table:table-cell>
          <table:table-cell office:value-type="float" office:value="6.55" calcext:value-type="float">
            <text:p>6,55</text:p>
          </table:table-cell>
          <table:table-cell office:value-type="float" office:value="1.43" calcext:value-type="float">
            <text:p>1,43</text:p>
          </table:table-cell>
          <table:table-cell table:formula="of:=[.$D$2]-[.D7]" office:value-type="float" office:value="71.37" calcext:value-type="float">
            <text:p>71,37</text:p>
          </table:table-cell>
        </table:table-row>
        <table:table-row table:style-name="ro1">
          <table:table-cell table:number-columns-repeated="2" office:value-type="float" office:value="7.36" calcext:value-type="float">
            <text:p>7,36</text:p>
          </table:table-cell>
          <table:table-cell office:value-type="float" office:value="429067" calcext:value-type="float">
            <text:p>429067</text:p>
          </table:table-cell>
          <table:table-cell office:value-type="float" office:value="7.36" calcext:value-type="float">
            <text:p>7,36</text:p>
          </table:table-cell>
          <table:table-cell office:value-type="float" office:value="6.7" calcext:value-type="float">
            <text:p>6,7</text:p>
          </table:table-cell>
          <table:table-cell office:value-type="float" office:value="0.66" calcext:value-type="float">
            <text:p>0,66</text:p>
          </table:table-cell>
          <table:table-cell table:formula="of:=[.$D$2]-[.D8]" office:value-type="float" office:value="71.99" calcext:value-type="float">
            <text:p>71,99</text:p>
          </table:table-cell>
        </table:table-row>
        <table:table-row table:style-name="ro1">
          <table:table-cell table:number-columns-repeated="2" office:value-type="float" office:value="7.71" calcext:value-type="float">
            <text:p>7,71</text:p>
          </table:table-cell>
          <table:table-cell office:value-type="float" office:value="429115" calcext:value-type="float">
            <text:p>429115</text:p>
          </table:table-cell>
          <table:table-cell office:value-type="float" office:value="7.71" calcext:value-type="float">
            <text:p>7,71</text:p>
          </table:table-cell>
          <table:table-cell office:value-type="float" office:value="6.91" calcext:value-type="float">
            <text:p>6,91</text:p>
          </table:table-cell>
          <table:table-cell office:value-type="float" office:value="0.8" calcext:value-type="float">
            <text:p>0,8</text:p>
          </table:table-cell>
          <table:table-cell table:formula="of:=[.$D$2]-[.D9]" office:value-type="float" office:value="71.64" calcext:value-type="float">
            <text:p>71,64</text:p>
          </table:table-cell>
        </table:table-row>
        <table:table-row table:style-name="ro1">
          <table:table-cell table:number-columns-repeated="2" office:value-type="float" office:value="6.36" calcext:value-type="float">
            <text:p>6,36</text:p>
          </table:table-cell>
          <table:table-cell office:value-type="float" office:value="429163" calcext:value-type="float">
            <text:p>429163</text:p>
          </table:table-cell>
          <table:table-cell office:value-type="float" office:value="6.36" calcext:value-type="float">
            <text:p>6,36</text:p>
          </table:table-cell>
          <table:table-cell office:value-type="float" office:value="6.32" calcext:value-type="float">
            <text:p>6,32</text:p>
          </table:table-cell>
          <table:table-cell office:value-type="float" office:value="0.03" calcext:value-type="float">
            <text:p>0,03</text:p>
          </table:table-cell>
          <table:table-cell table:formula="of:=[.$D$2]-[.D10]" office:value-type="float" office:value="72.99" calcext:value-type="float">
            <text:p>72,99</text:p>
          </table:table-cell>
        </table:table-row>
        <table:table-row table:style-name="ro1">
          <table:table-cell table:number-columns-repeated="2" office:value-type="float" office:value="10.76" calcext:value-type="float">
            <text:p>10,76</text:p>
          </table:table-cell>
          <table:table-cell office:value-type="float" office:value="429211" calcext:value-type="float">
            <text:p>429211</text:p>
          </table:table-cell>
          <table:table-cell office:value-type="float" office:value="10.76" calcext:value-type="float">
            <text:p>10,76</text:p>
          </table:table-cell>
          <table:table-cell office:value-type="float" office:value="7.03" calcext:value-type="float">
            <text:p>7,03</text:p>
          </table:table-cell>
          <table:table-cell office:value-type="float" office:value="3.73" calcext:value-type="float">
            <text:p>3,73</text:p>
          </table:table-cell>
          <table:table-cell table:formula="of:=[.$D$2]-[.D11]" office:value-type="float" office:value="68.59" calcext:value-type="float">
            <text:p>68,59</text:p>
          </table:table-cell>
        </table:table-row>
        <table:table-row table:style-name="ro1">
          <table:table-cell table:number-columns-repeated="2" office:value-type="float" office:value="34.9" calcext:value-type="float">
            <text:p>34,9</text:p>
          </table:table-cell>
          <table:table-cell office:value-type="float" office:value="429259" calcext:value-type="float">
            <text:p>429259</text:p>
          </table:table-cell>
          <table:table-cell office:value-type="float" office:value="34.9" calcext:value-type="float">
            <text:p>34,9</text:p>
          </table:table-cell>
          <table:table-cell office:value-type="float" office:value="8.2" calcext:value-type="float">
            <text:p>8,2</text:p>
          </table:table-cell>
          <table:table-cell office:value-type="float" office:value="26.71" calcext:value-type="float">
            <text:p>26,71</text:p>
          </table:table-cell>
          <table:table-cell table:formula="of:=[.$D$2]-[.D12]" office:value-type="float" office:value="44.45" calcext:value-type="float">
            <text:p>44,45</text:p>
          </table:table-cell>
        </table:table-row>
        <table:table-row table:style-name="ro1">
          <table:table-cell table:number-columns-repeated="2" office:value-type="float" office:value="48.11" calcext:value-type="float">
            <text:p>48,11</text:p>
          </table:table-cell>
          <table:table-cell office:value-type="float" office:value="429307" calcext:value-type="float">
            <text:p>429307</text:p>
          </table:table-cell>
          <table:table-cell office:value-type="float" office:value="48.11" calcext:value-type="float">
            <text:p>48,11</text:p>
          </table:table-cell>
          <table:table-cell office:value-type="float" office:value="7.5" calcext:value-type="float">
            <text:p>7,5</text:p>
          </table:table-cell>
          <table:table-cell office:value-type="float" office:value="40.61" calcext:value-type="float">
            <text:p>40,61</text:p>
          </table:table-cell>
          <table:table-cell table:formula="of:=[.$D$2]-[.D13]" office:value-type="float" office:value="31.24" calcext:value-type="float">
            <text:p>31,24</text:p>
          </table:table-cell>
        </table:table-row>
        <table:table-row table:style-name="ro1">
          <table:table-cell table:number-columns-repeated="2" office:value-type="float" office:value="55.78" calcext:value-type="float">
            <text:p>55,78</text:p>
          </table:table-cell>
          <table:table-cell office:value-type="float" office:value="429355" calcext:value-type="float">
            <text:p>429355</text:p>
          </table:table-cell>
          <table:table-cell office:value-type="float" office:value="55.78" calcext:value-type="float">
            <text:p>55,78</text:p>
          </table:table-cell>
          <table:table-cell office:value-type="float" office:value="2.67" calcext:value-type="float">
            <text:p>2,67</text:p>
          </table:table-cell>
          <table:table-cell office:value-type="float" office:value="53.11" calcext:value-type="float">
            <text:p>53,11</text:p>
          </table:table-cell>
          <table:table-cell table:formula="of:=[.$D$2]-[.D14]" office:value-type="float" office:value="23.57" calcext:value-type="float">
            <text:p>23,57</text:p>
          </table:table-cell>
        </table:table-row>
        <table:table-row table:style-name="ro1">
          <table:table-cell table:number-columns-repeated="2" office:value-type="float" office:value="61.9" calcext:value-type="float">
            <text:p>61,9</text:p>
          </table:table-cell>
          <table:table-cell office:value-type="float" office:value="429403" calcext:value-type="float">
            <text:p>429403</text:p>
          </table:table-cell>
          <table:table-cell office:value-type="float" office:value="61.9" calcext:value-type="float">
            <text:p>61,9</text:p>
          </table:table-cell>
          <table:table-cell office:value-type="float" office:value="7.61" calcext:value-type="float">
            <text:p>7,61</text:p>
          </table:table-cell>
          <table:table-cell office:value-type="float" office:value="54.29" calcext:value-type="float">
            <text:p>54,29</text:p>
          </table:table-cell>
          <table:table-cell table:formula="of:=[.$D$2]-[.D15]" office:value-type="float" office:value="17.45" calcext:value-type="float">
            <text:p>17,45</text:p>
          </table:table-cell>
        </table:table-row>
        <table:table-row table:style-name="ro1">
          <table:table-cell table:number-columns-repeated="2" office:value-type="float" office:value="64.38" calcext:value-type="float">
            <text:p>64,38</text:p>
          </table:table-cell>
          <table:table-cell office:value-type="float" office:value="429451" calcext:value-type="float">
            <text:p>429451</text:p>
          </table:table-cell>
          <table:table-cell office:value-type="float" office:value="64.38" calcext:value-type="float">
            <text:p>64,38</text:p>
          </table:table-cell>
          <table:table-cell office:value-type="float" office:value="4.26" calcext:value-type="float">
            <text:p>4,26</text:p>
          </table:table-cell>
          <table:table-cell office:value-type="float" office:value="60.12" calcext:value-type="float">
            <text:p>60,12</text:p>
          </table:table-cell>
          <table:table-cell table:formula="of:=[.$D$2]-[.D16]" office:value-type="float" office:value="14.97" calcext:value-type="float">
            <text:p>14,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6.75" calcext:value-type="float">
            <text:p>66,75</text:p>
          </table:table-cell>
          <table:table-cell table:style-name="ce1" office:value-type="float" office:value="429499" calcext:value-type="float">
            <text:p>429499</text:p>
          </table:table-cell>
          <table:table-cell office:value-type="float" office:value="66.75" calcext:value-type="float">
            <text:p>66,75</text:p>
          </table:table-cell>
          <table:table-cell office:value-type="float" office:value="3.8" calcext:value-type="float">
            <text:p>3,8</text:p>
          </table:table-cell>
          <table:table-cell office:value-type="float" office:value="62.95" calcext:value-type="float">
            <text:p>62,95</text:p>
          </table:table-cell>
          <table:table-cell table:formula="of:=[.$D$2]-[.D17]"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7.06" calcext:value-type="float">
            <text:p>67,06</text:p>
          </table:table-cell>
          <table:table-cell office:value-type="float" office:value="429547" calcext:value-type="float">
            <text:p>429547</text:p>
          </table:table-cell>
          <table:table-cell office:value-type="float" office:value="67.06" calcext:value-type="float">
            <text:p>67,06</text:p>
          </table:table-cell>
          <table:table-cell office:value-type="float" office:value="6.9" calcext:value-type="float">
            <text:p>6,9</text:p>
          </table:table-cell>
          <table:table-cell office:value-type="float" office:value="60.16" calcext:value-type="float">
            <text:p>60,16</text:p>
          </table:table-cell>
          <table:table-cell table:formula="of:=[.$D$2]-[.D18]" office:value-type="float" office:value="12.29" calcext:value-type="float">
            <text:p>12,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7.8" calcext:value-type="float">
            <text:p>67,8</text:p>
          </table:table-cell>
          <table:table-cell office:value-type="float" office:value="429595" calcext:value-type="float">
            <text:p>429595</text:p>
          </table:table-cell>
          <table:table-cell office:value-type="float" office:value="67.8" calcext:value-type="float">
            <text:p>67,8</text:p>
          </table:table-cell>
          <table:table-cell office:value-type="float" office:value="6.11" calcext:value-type="float">
            <text:p>6,11</text:p>
          </table:table-cell>
          <table:table-cell office:value-type="float" office:value="61.69" calcext:value-type="float">
            <text:p>61,69</text:p>
          </table:table-cell>
          <table:table-cell table:formula="of:=[.$D$2]-[.D19]" office:value-type="float" office:value="11.55" calcext:value-type="float">
            <text:p>11,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7.82" calcext:value-type="float">
            <text:p>67,82</text:p>
          </table:table-cell>
          <table:table-cell office:value-type="float" office:value="429643" calcext:value-type="float">
            <text:p>429643</text:p>
          </table:table-cell>
          <table:table-cell office:value-type="float" office:value="67.82" calcext:value-type="float">
            <text:p>67,82</text:p>
          </table:table-cell>
          <table:table-cell office:value-type="float" office:value="3.42" calcext:value-type="float">
            <text:p>3,42</text:p>
          </table:table-cell>
          <table:table-cell office:value-type="float" office:value="64.4" calcext:value-type="float">
            <text:p>64,4</text:p>
          </table:table-cell>
          <table:table-cell table:formula="of:=[.$D$2]-[.D20]" office:value-type="float" office:value="11.53" calcext:value-type="float">
            <text:p>11,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.01" calcext:value-type="float">
            <text:p>68,01</text:p>
          </table:table-cell>
          <table:table-cell office:value-type="float" office:value="429691" calcext:value-type="float">
            <text:p>429691</text:p>
          </table:table-cell>
          <table:table-cell office:value-type="float" office:value="68.01" calcext:value-type="float">
            <text:p>68,01</text:p>
          </table:table-cell>
          <table:table-cell office:value-type="float" office:value="6.39" calcext:value-type="float">
            <text:p>6,39</text:p>
          </table:table-cell>
          <table:table-cell office:value-type="float" office:value="61.62" calcext:value-type="float">
            <text:p>61,62</text:p>
          </table:table-cell>
          <table:table-cell table:formula="of:=[.$D$2]-[.D21]" office:value-type="float" office:value="11.34" calcext:value-type="float">
            <text:p>11,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.16" calcext:value-type="float">
            <text:p>68,16</text:p>
          </table:table-cell>
          <table:table-cell office:value-type="float" office:value="429739" calcext:value-type="float">
            <text:p>429739</text:p>
          </table:table-cell>
          <table:table-cell office:value-type="float" office:value="68.16" calcext:value-type="float">
            <text:p>68,16</text:p>
          </table:table-cell>
          <table:table-cell office:value-type="float" office:value="4.33" calcext:value-type="float">
            <text:p>4,33</text:p>
          </table:table-cell>
          <table:table-cell office:value-type="float" office:value="63.83" calcext:value-type="float">
            <text:p>63,83</text:p>
          </table:table-cell>
          <table:table-cell table:formula="of:=[.$D$2]-[.D22]" office:value-type="float" office:value="11.19" calcext:value-type="float">
            <text:p>11,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.02" calcext:value-type="float">
            <text:p>68,02</text:p>
          </table:table-cell>
          <table:table-cell office:value-type="float" office:value="429787" calcext:value-type="float">
            <text:p>429787</text:p>
          </table:table-cell>
          <table:table-cell office:value-type="float" office:value="68.02" calcext:value-type="float">
            <text:p>68,02</text:p>
          </table:table-cell>
          <table:table-cell office:value-type="float" office:value="4.53" calcext:value-type="float">
            <text:p>4,53</text:p>
          </table:table-cell>
          <table:table-cell office:value-type="float" office:value="63.48" calcext:value-type="float">
            <text:p>63,48</text:p>
          </table:table-cell>
          <table:table-cell table:formula="of:=[.$D$2]-[.D23]" office:value-type="float" office:value="11.33" calcext:value-type="float">
            <text:p>11,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.5" calcext:value-type="float">
            <text:p>68,5</text:p>
          </table:table-cell>
          <table:table-cell office:value-type="float" office:value="429835" calcext:value-type="float">
            <text:p>429835</text:p>
          </table:table-cell>
          <table:table-cell office:value-type="float" office:value="68.5" calcext:value-type="float">
            <text:p>68,5</text:p>
          </table:table-cell>
          <table:table-cell office:value-type="float" office:value="6.05" calcext:value-type="float">
            <text:p>6,05</text:p>
          </table:table-cell>
          <table:table-cell office:value-type="float" office:value="62.45" calcext:value-type="float">
            <text:p>62,45</text:p>
          </table:table-cell>
          <table:table-cell table:formula="of:=[.$D$2]-[.D24]" office:value-type="float" office:value="10.85" calcext:value-type="float">
            <text:p>10,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.03" calcext:value-type="float">
            <text:p>68,03</text:p>
          </table:table-cell>
          <table:table-cell office:value-type="float" office:value="429883" calcext:value-type="float">
            <text:p>429883</text:p>
          </table:table-cell>
          <table:table-cell office:value-type="float" office:value="68.03" calcext:value-type="float">
            <text:p>68,03</text:p>
          </table:table-cell>
          <table:table-cell office:value-type="float" office:value="4.8" calcext:value-type="float">
            <text:p>4,8</text:p>
          </table:table-cell>
          <table:table-cell office:value-type="float" office:value="63.23" calcext:value-type="float">
            <text:p>63,23</text:p>
          </table:table-cell>
          <table:table-cell table:formula="of:=[.$D$2]-[.D25]" office:value-type="float" office:value="11.32" calcext:value-type="float">
            <text:p>11,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.71" calcext:value-type="float">
            <text:p>68,71</text:p>
          </table:table-cell>
          <table:table-cell office:value-type="float" office:value="429931" calcext:value-type="float">
            <text:p>429931</text:p>
          </table:table-cell>
          <table:table-cell office:value-type="float" office:value="68.71" calcext:value-type="float">
            <text:p>68,71</text:p>
          </table:table-cell>
          <table:table-cell office:value-type="float" office:value="5.57" calcext:value-type="float">
            <text:p>5,57</text:p>
          </table:table-cell>
          <table:table-cell office:value-type="float" office:value="63.13" calcext:value-type="float">
            <text:p>63,13</text:p>
          </table:table-cell>
          <table:table-cell table:formula="of:=[.$D$2]-[.D26]" office:value-type="float" office:value="10.64" calcext:value-type="float">
            <text:p>10,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7.97" calcext:value-type="float">
            <text:p>67,97</text:p>
          </table:table-cell>
          <table:table-cell office:value-type="float" office:value="429979" calcext:value-type="float">
            <text:p>429979</text:p>
          </table:table-cell>
          <table:table-cell office:value-type="float" office:value="67.97" calcext:value-type="float">
            <text:p>67,97</text:p>
          </table:table-cell>
          <table:table-cell office:value-type="float" office:value="6.34" calcext:value-type="float">
            <text:p>6,34</text:p>
          </table:table-cell>
          <table:table-cell office:value-type="float" office:value="61.63" calcext:value-type="float">
            <text:p>61,63</text:p>
          </table:table-cell>
          <table:table-cell table:formula="of:=[.$D$2]-[.D27]" office:value-type="float" office:value="11.38" calcext:value-type="float">
            <text:p>11,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.91" calcext:value-type="float">
            <text:p>68,91</text:p>
          </table:table-cell>
          <table:table-cell office:value-type="float" office:value="430027" calcext:value-type="float">
            <text:p>430027</text:p>
          </table:table-cell>
          <table:table-cell office:value-type="float" office:value="68.91" calcext:value-type="float">
            <text:p>68,91</text:p>
          </table:table-cell>
          <table:table-cell office:value-type="float" office:value="5.65" calcext:value-type="float">
            <text:p>5,65</text:p>
          </table:table-cell>
          <table:table-cell office:value-type="float" office:value="63.26" calcext:value-type="float">
            <text:p>63,26</text:p>
          </table:table-cell>
          <table:table-cell table:formula="of:=[.$D$2]-[.D28]" office:value-type="float" office:value="10.44" calcext:value-type="float">
            <text:p>10,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.45" calcext:value-type="float">
            <text:p>68,45</text:p>
          </table:table-cell>
          <table:table-cell office:value-type="float" office:value="430075" calcext:value-type="float">
            <text:p>430075</text:p>
          </table:table-cell>
          <table:table-cell office:value-type="float" office:value="68.45" calcext:value-type="float">
            <text:p>68,45</text:p>
          </table:table-cell>
          <table:table-cell office:value-type="float" office:value="4.77" calcext:value-type="float">
            <text:p>4,77</text:p>
          </table:table-cell>
          <table:table-cell office:value-type="float" office:value="63.68" calcext:value-type="float">
            <text:p>63,68</text:p>
          </table:table-cell>
          <table:table-cell table:formula="of:=[.$D$2]-[.D29]" office:value-type="float" office:value="10.9" calcext:value-type="float">
            <text:p>10,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9.05" calcext:value-type="float">
            <text:p>69,05</text:p>
          </table:table-cell>
          <table:table-cell office:value-type="float" office:value="430123" calcext:value-type="float">
            <text:p>430123</text:p>
          </table:table-cell>
          <table:table-cell office:value-type="float" office:value="69.05" calcext:value-type="float">
            <text:p>69,05</text:p>
          </table:table-cell>
          <table:table-cell office:value-type="float" office:value="2.93" calcext:value-type="float">
            <text:p>2,93</text:p>
          </table:table-cell>
          <table:table-cell office:value-type="float" office:value="66.12" calcext:value-type="float">
            <text:p>66,12</text:p>
          </table:table-cell>
          <table:table-cell table:formula="of:=[.$D$2]-[.D30]" office:value-type="float" office:value="10.3" calcext:value-type="float">
            <text:p>10,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.94" calcext:value-type="float">
            <text:p>68,94</text:p>
          </table:table-cell>
          <table:table-cell office:value-type="float" office:value="430171" calcext:value-type="float">
            <text:p>430171</text:p>
          </table:table-cell>
          <table:table-cell office:value-type="float" office:value="68.94" calcext:value-type="float">
            <text:p>68,94</text:p>
          </table:table-cell>
          <table:table-cell office:value-type="float" office:value="6.68" calcext:value-type="float">
            <text:p>6,68</text:p>
          </table:table-cell>
          <table:table-cell office:value-type="float" office:value="62.26" calcext:value-type="float">
            <text:p>62,26</text:p>
          </table:table-cell>
          <table:table-cell table:formula="of:=[.$D$2]-[.D31]" office:value-type="float" office:value="10.41" calcext:value-type="float">
            <text:p>10,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9.35" calcext:value-type="float">
            <text:p>69,35</text:p>
          </table:table-cell>
          <table:table-cell office:value-type="float" office:value="430219" calcext:value-type="float">
            <text:p>430219</text:p>
          </table:table-cell>
          <table:table-cell office:value-type="float" office:value="69.35" calcext:value-type="float">
            <text:p>69,35</text:p>
          </table:table-cell>
          <table:table-cell office:value-type="float" office:value="4.81" calcext:value-type="float">
            <text:p>4,81</text:p>
          </table:table-cell>
          <table:table-cell office:value-type="float" office:value="64.54" calcext:value-type="float">
            <text:p>64,54</text:p>
          </table:table-cell>
          <table:table-cell table:formula="of:=[.$D$2]-[.D3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9.52" calcext:value-type="float">
            <text:p>69,52</text:p>
          </table:table-cell>
          <table:table-cell office:value-type="float" office:value="430267" calcext:value-type="float">
            <text:p>430267</text:p>
          </table:table-cell>
          <table:table-cell office:value-type="float" office:value="69.52" calcext:value-type="float">
            <text:p>69,52</text:p>
          </table:table-cell>
          <table:table-cell office:value-type="float" office:value="3.28" calcext:value-type="float">
            <text:p>3,28</text:p>
          </table:table-cell>
          <table:table-cell office:value-type="float" office:value="66.24" calcext:value-type="float">
            <text:p>66,24</text:p>
          </table:table-cell>
          <table:table-cell table:formula="of:=[.$D$2]-[.D33]" office:value-type="float" office:value="9.83" calcext:value-type="float">
            <text:p>9,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9.58" calcext:value-type="float">
            <text:p>69,58</text:p>
          </table:table-cell>
          <table:table-cell office:value-type="float" office:value="430315" calcext:value-type="float">
            <text:p>430315</text:p>
          </table:table-cell>
          <table:table-cell office:value-type="float" office:value="69.58" calcext:value-type="float">
            <text:p>69,58</text:p>
          </table:table-cell>
          <table:table-cell office:value-type="float" office:value="6.31" calcext:value-type="float">
            <text:p>6,31</text:p>
          </table:table-cell>
          <table:table-cell office:value-type="float" office:value="63.27" calcext:value-type="float">
            <text:p>63,27</text:p>
          </table:table-cell>
          <table:table-cell table:formula="of:=[.$D$2]-[.D34]" office:value-type="float" office:value="9.77" calcext:value-type="float">
            <text:p>9,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0.08" calcext:value-type="float">
            <text:p>70,08</text:p>
          </table:table-cell>
          <table:table-cell office:value-type="float" office:value="430363" calcext:value-type="float">
            <text:p>430363</text:p>
          </table:table-cell>
          <table:table-cell office:value-type="float" office:value="70.08" calcext:value-type="float">
            <text:p>70,08</text:p>
          </table:table-cell>
          <table:table-cell office:value-type="float" office:value="6.24" calcext:value-type="float">
            <text:p>6,24</text:p>
          </table:table-cell>
          <table:table-cell office:value-type="float" office:value="63.84" calcext:value-type="float">
            <text:p>63,84</text:p>
          </table:table-cell>
          <table:table-cell table:formula="of:=[.$D$2]-[.D35]" office:value-type="float" office:value="9.27" calcext:value-type="float">
            <text:p>9,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9.91" calcext:value-type="float">
            <text:p>69,91</text:p>
          </table:table-cell>
          <table:table-cell office:value-type="float" office:value="430411" calcext:value-type="float">
            <text:p>430411</text:p>
          </table:table-cell>
          <table:table-cell office:value-type="float" office:value="69.91" calcext:value-type="float">
            <text:p>69,91</text:p>
          </table:table-cell>
          <table:table-cell office:value-type="float" office:value="8.66" calcext:value-type="float">
            <text:p>8,66</text:p>
          </table:table-cell>
          <table:table-cell office:value-type="float" office:value="61.25" calcext:value-type="float">
            <text:p>61,25</text:p>
          </table:table-cell>
          <table:table-cell table:formula="of:=[.$D$2]-[.D36]" office:value-type="float" office:value="9.44" calcext:value-type="float">
            <text:p>9,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0.72" calcext:value-type="float">
            <text:p>70,72</text:p>
          </table:table-cell>
          <table:table-cell office:value-type="float" office:value="430459" calcext:value-type="float">
            <text:p>430459</text:p>
          </table:table-cell>
          <table:table-cell office:value-type="float" office:value="70.72" calcext:value-type="float">
            <text:p>70,72</text:p>
          </table:table-cell>
          <table:table-cell office:value-type="float" office:value="3.77" calcext:value-type="float">
            <text:p>3,77</text:p>
          </table:table-cell>
          <table:table-cell office:value-type="float" office:value="66.94" calcext:value-type="float">
            <text:p>66,94</text:p>
          </table:table-cell>
          <table:table-cell table:formula="of:=[.$D$2]-[.D37]" office:value-type="float" office:value="8.63" calcext:value-type="float">
            <text:p>8,6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0.24" calcext:value-type="float">
            <text:p>70,24</text:p>
          </table:table-cell>
          <table:table-cell office:value-type="float" office:value="430507" calcext:value-type="float">
            <text:p>430507</text:p>
          </table:table-cell>
          <table:table-cell office:value-type="float" office:value="70.24" calcext:value-type="float">
            <text:p>70,24</text:p>
          </table:table-cell>
          <table:table-cell office:value-type="float" office:value="1.6" calcext:value-type="float">
            <text:p>1,6</text:p>
          </table:table-cell>
          <table:table-cell office:value-type="float" office:value="68.64" calcext:value-type="float">
            <text:p>68,64</text:p>
          </table:table-cell>
          <table:table-cell table:formula="of:=[.$D$2]-[.D38]" office:value-type="float" office:value="9.11" calcext:value-type="float">
            <text:p>9,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1.4" calcext:value-type="float">
            <text:p>71,4</text:p>
          </table:table-cell>
          <table:table-cell office:value-type="float" office:value="430555" calcext:value-type="float">
            <text:p>430555</text:p>
          </table:table-cell>
          <table:table-cell office:value-type="float" office:value="71.4" calcext:value-type="float">
            <text:p>71,4</text:p>
          </table:table-cell>
          <table:table-cell office:value-type="float" office:value="8.2" calcext:value-type="float">
            <text:p>8,2</text:p>
          </table:table-cell>
          <table:table-cell office:value-type="float" office:value="63.2" calcext:value-type="float">
            <text:p>63,2</text:p>
          </table:table-cell>
          <table:table-cell table:formula="of:=[.$D$2]-[.D39]" office:value-type="float" office:value="7.94999999999999" calcext:value-type="float">
            <text:p>7,94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1.17" calcext:value-type="float">
            <text:p>71,17</text:p>
          </table:table-cell>
          <table:table-cell office:value-type="float" office:value="430603" calcext:value-type="float">
            <text:p>430603</text:p>
          </table:table-cell>
          <table:table-cell office:value-type="float" office:value="71.17" calcext:value-type="float">
            <text:p>71,17</text:p>
          </table:table-cell>
          <table:table-cell office:value-type="float" office:value="3.97" calcext:value-type="float">
            <text:p>3,97</text:p>
          </table:table-cell>
          <table:table-cell office:value-type="float" office:value="67.2" calcext:value-type="float">
            <text:p>67,2</text:p>
          </table:table-cell>
          <table:table-cell table:formula="of:=[.$D$2]-[.D40]" office:value-type="float" office:value="8.17999999999999" calcext:value-type="float">
            <text:p>8,17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2.2" calcext:value-type="float">
            <text:p>72,2</text:p>
          </table:table-cell>
          <table:table-cell office:value-type="float" office:value="430651" calcext:value-type="float">
            <text:p>430651</text:p>
          </table:table-cell>
          <table:table-cell office:value-type="float" office:value="72.2" calcext:value-type="float">
            <text:p>72,2</text:p>
          </table:table-cell>
          <table:table-cell office:value-type="float" office:value="0.95" calcext:value-type="float">
            <text:p>0,95</text:p>
          </table:table-cell>
          <table:table-cell office:value-type="float" office:value="71.25" calcext:value-type="float">
            <text:p>71,25</text:p>
          </table:table-cell>
          <table:table-cell table:formula="of:=[.$D$2]-[.D41]" office:value-type="float" office:value="7.14999999999999" calcext:value-type="float">
            <text:p>7,14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2.2" calcext:value-type="float">
            <text:p>72,2</text:p>
          </table:table-cell>
          <table:table-cell office:value-type="float" office:value="430699" calcext:value-type="float">
            <text:p>430699</text:p>
          </table:table-cell>
          <table:table-cell office:value-type="float" office:value="72.2" calcext:value-type="float">
            <text:p>72,2</text:p>
          </table:table-cell>
          <table:table-cell office:value-type="float" office:value="2.5" calcext:value-type="float">
            <text:p>2,5</text:p>
          </table:table-cell>
          <table:table-cell office:value-type="float" office:value="69.69" calcext:value-type="float">
            <text:p>69,69</text:p>
          </table:table-cell>
          <table:table-cell table:formula="of:=[.$D$2]-[.D42]" office:value-type="float" office:value="7.14999999999999" calcext:value-type="float">
            <text:p>7,14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2.89" calcext:value-type="float">
            <text:p>72,89</text:p>
          </table:table-cell>
          <table:table-cell office:value-type="float" office:value="430747" calcext:value-type="float">
            <text:p>430747</text:p>
          </table:table-cell>
          <table:table-cell office:value-type="float" office:value="72.89" calcext:value-type="float">
            <text:p>72,89</text:p>
          </table:table-cell>
          <table:table-cell office:value-type="float" office:value="3.61" calcext:value-type="float">
            <text:p>3,61</text:p>
          </table:table-cell>
          <table:table-cell office:value-type="float" office:value="69.28" calcext:value-type="float">
            <text:p>69,28</text:p>
          </table:table-cell>
          <table:table-cell table:formula="of:=[.$D$2]-[.D43]" office:value-type="float" office:value="6.45999999999999" calcext:value-type="float">
            <text:p>6,45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3.21" calcext:value-type="float">
            <text:p>73,21</text:p>
          </table:table-cell>
          <table:table-cell office:value-type="float" office:value="430795" calcext:value-type="float">
            <text:p>430795</text:p>
          </table:table-cell>
          <table:table-cell office:value-type="float" office:value="73.21" calcext:value-type="float">
            <text:p>73,21</text:p>
          </table:table-cell>
          <table:table-cell office:value-type="float" office:value="4.26" calcext:value-type="float">
            <text:p>4,26</text:p>
          </table:table-cell>
          <table:table-cell office:value-type="float" office:value="68.95" calcext:value-type="float">
            <text:p>68,95</text:p>
          </table:table-cell>
          <table:table-cell table:formula="of:=[.$D$2]-[.D44]" office:value-type="float" office:value="6.14" calcext:value-type="float">
            <text:p>6,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3.6" calcext:value-type="float">
            <text:p>73,6</text:p>
          </table:table-cell>
          <table:table-cell office:value-type="float" office:value="430843" calcext:value-type="float">
            <text:p>430843</text:p>
          </table:table-cell>
          <table:table-cell office:value-type="float" office:value="73.6" calcext:value-type="float">
            <text:p>73,6</text:p>
          </table:table-cell>
          <table:table-cell office:value-type="float" office:value="2.57" calcext:value-type="float">
            <text:p>2,57</text:p>
          </table:table-cell>
          <table:table-cell office:value-type="float" office:value="71.02" calcext:value-type="float">
            <text:p>71,02</text:p>
          </table:table-cell>
          <table:table-cell table:formula="of:=[.$D$2]-[.D45]"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4.15" calcext:value-type="float">
            <text:p>74,15</text:p>
          </table:table-cell>
          <table:table-cell office:value-type="float" office:value="430891" calcext:value-type="float">
            <text:p>430891</text:p>
          </table:table-cell>
          <table:table-cell office:value-type="float" office:value="74.15" calcext:value-type="float">
            <text:p>74,15</text:p>
          </table:table-cell>
          <table:table-cell office:value-type="float" office:value="7.95" calcext:value-type="float">
            <text:p>7,95</text:p>
          </table:table-cell>
          <table:table-cell office:value-type="float" office:value="66.2" calcext:value-type="float">
            <text:p>66,2</text:p>
          </table:table-cell>
          <table:table-cell table:formula="of:=[.$D$2]-[.D46]" office:value-type="float" office:value="5.19999999999999" calcext:value-type="float">
            <text:p>5,19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4.2" calcext:value-type="float">
            <text:p>74,2</text:p>
          </table:table-cell>
          <table:table-cell office:value-type="float" office:value="430939" calcext:value-type="float">
            <text:p>430939</text:p>
          </table:table-cell>
          <table:table-cell office:value-type="float" office:value="74.2" calcext:value-type="float">
            <text:p>74,2</text:p>
          </table:table-cell>
          <table:table-cell office:value-type="float" office:value="3.12" calcext:value-type="float">
            <text:p>3,12</text:p>
          </table:table-cell>
          <table:table-cell office:value-type="float" office:value="71.08" calcext:value-type="float">
            <text:p>71,08</text:p>
          </table:table-cell>
          <table:table-cell table:formula="of:=[.$D$2]-[.D47]" office:value-type="float" office:value="5.14999999999999" calcext:value-type="float">
            <text:p>5,14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02" calcext:value-type="float">
            <text:p>75,02</text:p>
          </table:table-cell>
          <table:table-cell office:value-type="float" office:value="430987" calcext:value-type="float">
            <text:p>430987</text:p>
          </table:table-cell>
          <table:table-cell office:value-type="float" office:value="75.02" calcext:value-type="float">
            <text:p>75,02</text:p>
          </table:table-cell>
          <table:table-cell office:value-type="float" office:value="1.83" calcext:value-type="float">
            <text:p>1,83</text:p>
          </table:table-cell>
          <table:table-cell office:value-type="float" office:value="73.19" calcext:value-type="float">
            <text:p>73,19</text:p>
          </table:table-cell>
          <table:table-cell table:formula="of:=[.$D$2]-[.D48]" office:value-type="float" office:value="4.33" calcext:value-type="float">
            <text:p>4,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4.69" calcext:value-type="float">
            <text:p>74,69</text:p>
          </table:table-cell>
          <table:table-cell office:value-type="float" office:value="431035" calcext:value-type="float">
            <text:p>431035</text:p>
          </table:table-cell>
          <table:table-cell office:value-type="float" office:value="74.69" calcext:value-type="float">
            <text:p>74,69</text:p>
          </table:table-cell>
          <table:table-cell office:value-type="float" office:value="4" calcext:value-type="float">
            <text:p>4</text:p>
          </table:table-cell>
          <table:table-cell office:value-type="float" office:value="70.7" calcext:value-type="float">
            <text:p>70,7</text:p>
          </table:table-cell>
          <table:table-cell table:formula="of:=[.$D$2]-[.D49]" office:value-type="float" office:value="4.66" calcext:value-type="float">
            <text:p>4,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66" calcext:value-type="float">
            <text:p>75,66</text:p>
          </table:table-cell>
          <table:table-cell office:value-type="float" office:value="431083" calcext:value-type="float">
            <text:p>431083</text:p>
          </table:table-cell>
          <table:table-cell office:value-type="float" office:value="75.66" calcext:value-type="float">
            <text:p>75,66</text:p>
          </table:table-cell>
          <table:table-cell office:value-type="float" office:value="5.99" calcext:value-type="float">
            <text:p>5,99</text:p>
          </table:table-cell>
          <table:table-cell office:value-type="float" office:value="69.68" calcext:value-type="float">
            <text:p>69,68</text:p>
          </table:table-cell>
          <table:table-cell table:formula="of:=[.$D$2]-[.D50]" office:value-type="float" office:value="3.69" calcext:value-type="float">
            <text:p>3,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16" calcext:value-type="float">
            <text:p>75,16</text:p>
          </table:table-cell>
          <table:table-cell office:value-type="float" office:value="431131" calcext:value-type="float">
            <text:p>431131</text:p>
          </table:table-cell>
          <table:table-cell office:value-type="float" office:value="75.16" calcext:value-type="float">
            <text:p>75,16</text:p>
          </table:table-cell>
          <table:table-cell office:value-type="float" office:value="6.4" calcext:value-type="float">
            <text:p>6,4</text:p>
          </table:table-cell>
          <table:table-cell office:value-type="float" office:value="68.76" calcext:value-type="float">
            <text:p>68,76</text:p>
          </table:table-cell>
          <table:table-cell table:formula="of:=[.$D$2]-[.D51]" office:value-type="float" office:value="4.19" calcext:value-type="float">
            <text:p>4,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.08" calcext:value-type="float">
            <text:p>76,08</text:p>
          </table:table-cell>
          <table:table-cell office:value-type="float" office:value="431179" calcext:value-type="float">
            <text:p>431179</text:p>
          </table:table-cell>
          <table:table-cell office:value-type="float" office:value="76.08" calcext:value-type="float">
            <text:p>76,08</text:p>
          </table:table-cell>
          <table:table-cell office:value-type="float" office:value="3.3" calcext:value-type="float">
            <text:p>3,3</text:p>
          </table:table-cell>
          <table:table-cell office:value-type="float" office:value="72.78" calcext:value-type="float">
            <text:p>72,78</text:p>
          </table:table-cell>
          <table:table-cell table:formula="of:=[.$D$2]-[.D52]" office:value-type="float" office:value="3.27" calcext:value-type="float">
            <text:p>3,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74" calcext:value-type="float">
            <text:p>75,74</text:p>
          </table:table-cell>
          <table:table-cell office:value-type="float" office:value="431227" calcext:value-type="float">
            <text:p>431227</text:p>
          </table:table-cell>
          <table:table-cell office:value-type="float" office:value="75.74" calcext:value-type="float">
            <text:p>75,74</text:p>
          </table:table-cell>
          <table:table-cell office:value-type="float" office:value="4.33" calcext:value-type="float">
            <text:p>4,33</text:p>
          </table:table-cell>
          <table:table-cell office:value-type="float" office:value="71.42" calcext:value-type="float">
            <text:p>71,42</text:p>
          </table:table-cell>
          <table:table-cell table:formula="of:=[.$D$2]-[.D53]" office:value-type="float" office:value="3.61" calcext:value-type="float">
            <text:p>3,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.2" calcext:value-type="float">
            <text:p>76,2</text:p>
          </table:table-cell>
          <table:table-cell office:value-type="float" office:value="431275" calcext:value-type="float">
            <text:p>431275</text:p>
          </table:table-cell>
          <table:table-cell office:value-type="float" office:value="76.2" calcext:value-type="float">
            <text:p>76,2</text:p>
          </table:table-cell>
          <table:table-cell office:value-type="float" office:value="5.25" calcext:value-type="float">
            <text:p>5,25</text:p>
          </table:table-cell>
          <table:table-cell office:value-type="float" office:value="70.94" calcext:value-type="float">
            <text:p>70,94</text:p>
          </table:table-cell>
          <table:table-cell table:formula="of:=[.$D$2]-[.D54]" office:value-type="float" office:value="3.14999999999999" calcext:value-type="float">
            <text:p>3,14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96" calcext:value-type="float">
            <text:p>75,96</text:p>
          </table:table-cell>
          <table:table-cell office:value-type="float" office:value="431323" calcext:value-type="float">
            <text:p>431323</text:p>
          </table:table-cell>
          <table:table-cell office:value-type="float" office:value="75.96" calcext:value-type="float">
            <text:p>75,96</text:p>
          </table:table-cell>
          <table:table-cell office:value-type="float" office:value="3.56" calcext:value-type="float">
            <text:p>3,56</text:p>
          </table:table-cell>
          <table:table-cell office:value-type="float" office:value="72.4" calcext:value-type="float">
            <text:p>72,4</text:p>
          </table:table-cell>
          <table:table-cell table:formula="of:=[.$D$2]-[.D55]" office:value-type="float" office:value="3.39" calcext:value-type="float">
            <text:p>3,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98" calcext:value-type="float">
            <text:p>75,98</text:p>
          </table:table-cell>
          <table:table-cell office:value-type="float" office:value="431371" calcext:value-type="float">
            <text:p>431371</text:p>
          </table:table-cell>
          <table:table-cell office:value-type="float" office:value="75.98" calcext:value-type="float">
            <text:p>75,98</text:p>
          </table:table-cell>
          <table:table-cell office:value-type="float" office:value="12.88" calcext:value-type="float">
            <text:p>12,88</text:p>
          </table:table-cell>
          <table:table-cell office:value-type="float" office:value="63.1" calcext:value-type="float">
            <text:p>63,1</text:p>
          </table:table-cell>
          <table:table-cell table:formula="of:=[.$D$2]-[.D56]" office:value-type="float" office:value="3.36999999999999" calcext:value-type="float">
            <text:p>3,36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95" calcext:value-type="float">
            <text:p>75,95</text:p>
          </table:table-cell>
          <table:table-cell office:value-type="float" office:value="431419" calcext:value-type="float">
            <text:p>431419</text:p>
          </table:table-cell>
          <table:table-cell office:value-type="float" office:value="75.95" calcext:value-type="float">
            <text:p>75,95</text:p>
          </table:table-cell>
          <table:table-cell office:value-type="float" office:value="15.61" calcext:value-type="float">
            <text:p>15,61</text:p>
          </table:table-cell>
          <table:table-cell office:value-type="float" office:value="60.34" calcext:value-type="float">
            <text:p>60,34</text:p>
          </table:table-cell>
          <table:table-cell table:formula="of:=[.$D$2]-[.D57]" office:value-type="float" office:value="3.39999999999999" calcext:value-type="float">
            <text:p>3,39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58" calcext:value-type="float">
            <text:p>75,58</text:p>
          </table:table-cell>
          <table:table-cell office:value-type="float" office:value="431467" calcext:value-type="float">
            <text:p>431467</text:p>
          </table:table-cell>
          <table:table-cell office:value-type="float" office:value="75.58" calcext:value-type="float">
            <text:p>75,58</text:p>
          </table:table-cell>
          <table:table-cell office:value-type="float" office:value="17" calcext:value-type="float">
            <text:p>17</text:p>
          </table:table-cell>
          <table:table-cell office:value-type="float" office:value="58.58" calcext:value-type="float">
            <text:p>58,58</text:p>
          </table:table-cell>
          <table:table-cell table:formula="of:=[.$D$2]-[.D58]" office:value-type="float" office:value="3.77" calcext:value-type="float">
            <text:p>3,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75" calcext:value-type="float">
            <text:p>75,75</text:p>
          </table:table-cell>
          <table:table-cell office:value-type="float" office:value="431515" calcext:value-type="float">
            <text:p>431515</text:p>
          </table:table-cell>
          <table:table-cell office:value-type="float" office:value="75.75" calcext:value-type="float">
            <text:p>75,75</text:p>
          </table:table-cell>
          <table:table-cell office:value-type="float" office:value="16.03" calcext:value-type="float">
            <text:p>16,03</text:p>
          </table:table-cell>
          <table:table-cell office:value-type="float" office:value="59.72" calcext:value-type="float">
            <text:p>59,72</text:p>
          </table:table-cell>
          <table:table-cell table:formula="of:=[.$D$2]-[.D59]" office:value-type="float" office:value="3.59999999999999" calcext:value-type="float">
            <text:p>3,59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06" calcext:value-type="float">
            <text:p>75,06</text:p>
          </table:table-cell>
          <table:table-cell office:value-type="float" office:value="431563" calcext:value-type="float">
            <text:p>431563</text:p>
          </table:table-cell>
          <table:table-cell office:value-type="float" office:value="75.06" calcext:value-type="float">
            <text:p>75,06</text:p>
          </table:table-cell>
          <table:table-cell office:value-type="float" office:value="15.99" calcext:value-type="float">
            <text:p>15,99</text:p>
          </table:table-cell>
          <table:table-cell office:value-type="float" office:value="59.07" calcext:value-type="float">
            <text:p>59,07</text:p>
          </table:table-cell>
          <table:table-cell table:formula="of:=[.$D$2]-[.D60]" office:value-type="float" office:value="4.28999999999999" calcext:value-type="float">
            <text:p>4,28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53" calcext:value-type="float">
            <text:p>75,53</text:p>
          </table:table-cell>
          <table:table-cell office:value-type="float" office:value="431611" calcext:value-type="float">
            <text:p>431611</text:p>
          </table:table-cell>
          <table:table-cell office:value-type="float" office:value="75.53" calcext:value-type="float">
            <text:p>75,53</text:p>
          </table:table-cell>
          <table:table-cell office:value-type="float" office:value="15.49" calcext:value-type="float">
            <text:p>15,49</text:p>
          </table:table-cell>
          <table:table-cell office:value-type="float" office:value="60.04" calcext:value-type="float">
            <text:p>60,04</text:p>
          </table:table-cell>
          <table:table-cell table:formula="of:=[.$D$2]-[.D61]" office:value-type="float" office:value="3.81999999999999" calcext:value-type="float">
            <text:p>3,81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4.55" calcext:value-type="float">
            <text:p>74,55</text:p>
          </table:table-cell>
          <table:table-cell office:value-type="float" office:value="431659" calcext:value-type="float">
            <text:p>431659</text:p>
          </table:table-cell>
          <table:table-cell office:value-type="float" office:value="74.55" calcext:value-type="float">
            <text:p>74,55</text:p>
          </table:table-cell>
          <table:table-cell office:value-type="float" office:value="16.01" calcext:value-type="float">
            <text:p>16,01</text:p>
          </table:table-cell>
          <table:table-cell office:value-type="float" office:value="58.54" calcext:value-type="float">
            <text:p>58,54</text:p>
          </table:table-cell>
          <table:table-cell table:formula="of:=[.$D$2]-[.D62]"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3" calcext:value-type="float">
            <text:p>75,3</text:p>
          </table:table-cell>
          <table:table-cell office:value-type="float" office:value="431707" calcext:value-type="float">
            <text:p>431707</text:p>
          </table:table-cell>
          <table:table-cell office:value-type="float" office:value="75.3" calcext:value-type="float">
            <text:p>75,3</text:p>
          </table:table-cell>
          <table:table-cell office:value-type="float" office:value="15.28" calcext:value-type="float">
            <text:p>15,28</text:p>
          </table:table-cell>
          <table:table-cell office:value-type="float" office:value="60.03" calcext:value-type="float">
            <text:p>60,03</text:p>
          </table:table-cell>
          <table:table-cell table:formula="of:=[.$D$2]-[.D63]"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4.71" calcext:value-type="float">
            <text:p>74,71</text:p>
          </table:table-cell>
          <table:table-cell office:value-type="float" office:value="431755" calcext:value-type="float">
            <text:p>431755</text:p>
          </table:table-cell>
          <table:table-cell office:value-type="float" office:value="74.71" calcext:value-type="float">
            <text:p>74,71</text:p>
          </table:table-cell>
          <table:table-cell office:value-type="float" office:value="14.32" calcext:value-type="float">
            <text:p>14,32</text:p>
          </table:table-cell>
          <table:table-cell office:value-type="float" office:value="60.38" calcext:value-type="float">
            <text:p>60,38</text:p>
          </table:table-cell>
          <table:table-cell table:formula="of:=[.$D$2]-[.D64]" office:value-type="float" office:value="4.64" calcext:value-type="float">
            <text:p>4,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25" calcext:value-type="float">
            <text:p>75,25</text:p>
          </table:table-cell>
          <table:table-cell office:value-type="float" office:value="431803" calcext:value-type="float">
            <text:p>431803</text:p>
          </table:table-cell>
          <table:table-cell office:value-type="float" office:value="75.25" calcext:value-type="float">
            <text:p>75,25</text:p>
          </table:table-cell>
          <table:table-cell office:value-type="float" office:value="13.71" calcext:value-type="float">
            <text:p>13,71</text:p>
          </table:table-cell>
          <table:table-cell office:value-type="float" office:value="61.54" calcext:value-type="float">
            <text:p>61,54</text:p>
          </table:table-cell>
          <table:table-cell table:formula="of:=[.$D$2]-[.D65]" office:value-type="float" office:value="4.09999999999999" calcext:value-type="float">
            <text:p>4,09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431851" calcext:value-type="float">
            <text:p>431851</text:p>
          </table:table-cell>
          <table:table-cell office:value-type="float" office:value="75" calcext:value-type="float">
            <text:p>75</text:p>
          </table:table-cell>
          <table:table-cell office:value-type="float" office:value="13.4" calcext:value-type="float">
            <text:p>13,4</text:p>
          </table:table-cell>
          <table:table-cell office:value-type="float" office:value="61.6" calcext:value-type="float">
            <text:p>61,6</text:p>
          </table:table-cell>
          <table:table-cell table:formula="of:=[.$D$2]-[.D66]" office:value-type="float" office:value="4.34999999999999" calcext:value-type="float">
            <text:p>4,34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31" calcext:value-type="float">
            <text:p>75,31</text:p>
          </table:table-cell>
          <table:table-cell office:value-type="float" office:value="431899" calcext:value-type="float">
            <text:p>431899</text:p>
          </table:table-cell>
          <table:table-cell office:value-type="float" office:value="75.31" calcext:value-type="float">
            <text:p>75,31</text:p>
          </table:table-cell>
          <table:table-cell office:value-type="float" office:value="12.64" calcext:value-type="float">
            <text:p>12,64</text:p>
          </table:table-cell>
          <table:table-cell office:value-type="float" office:value="62.67" calcext:value-type="float">
            <text:p>62,67</text:p>
          </table:table-cell>
          <table:table-cell table:formula="of:=[.$D$2]-[.D67]" office:value-type="float" office:value="4.03999999999999" calcext:value-type="float">
            <text:p>4,03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47" calcext:value-type="float">
            <text:p>75,47</text:p>
          </table:table-cell>
          <table:table-cell office:value-type="float" office:value="431947" calcext:value-type="float">
            <text:p>431947</text:p>
          </table:table-cell>
          <table:table-cell office:value-type="float" office:value="75.47" calcext:value-type="float">
            <text:p>75,47</text:p>
          </table:table-cell>
          <table:table-cell office:value-type="float" office:value="11.15" calcext:value-type="float">
            <text:p>11,15</text:p>
          </table:table-cell>
          <table:table-cell office:value-type="float" office:value="64.32" calcext:value-type="float">
            <text:p>64,32</text:p>
          </table:table-cell>
          <table:table-cell table:formula="of:=[.$D$2]-[.D68]" office:value-type="float" office:value="3.88" calcext:value-type="float">
            <text:p>3,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58" calcext:value-type="float">
            <text:p>75,58</text:p>
          </table:table-cell>
          <table:table-cell office:value-type="float" office:value="431995" calcext:value-type="float">
            <text:p>431995</text:p>
          </table:table-cell>
          <table:table-cell office:value-type="float" office:value="75.58" calcext:value-type="float">
            <text:p>75,58</text:p>
          </table:table-cell>
          <table:table-cell office:value-type="float" office:value="8.62" calcext:value-type="float">
            <text:p>8,62</text:p>
          </table:table-cell>
          <table:table-cell office:value-type="float" office:value="66.96" calcext:value-type="float">
            <text:p>66,96</text:p>
          </table:table-cell>
          <table:table-cell table:formula="of:=[.$D$2]-[.D69]" office:value-type="float" office:value="3.77" calcext:value-type="float">
            <text:p>3,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.04" calcext:value-type="float">
            <text:p>76,04</text:p>
          </table:table-cell>
          <table:table-cell office:value-type="float" office:value="432043" calcext:value-type="float">
            <text:p>432043</text:p>
          </table:table-cell>
          <table:table-cell office:value-type="float" office:value="76.04" calcext:value-type="float">
            <text:p>76,04</text:p>
          </table:table-cell>
          <table:table-cell office:value-type="float" office:value="10.06" calcext:value-type="float">
            <text:p>10,06</text:p>
          </table:table-cell>
          <table:table-cell office:value-type="float" office:value="65.98" calcext:value-type="float">
            <text:p>65,98</text:p>
          </table:table-cell>
          <table:table-cell table:formula="of:=[.$D$2]-[.D70]" office:value-type="float" office:value="3.30999999999999" calcext:value-type="float">
            <text:p>3,30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84" calcext:value-type="float">
            <text:p>75,84</text:p>
          </table:table-cell>
          <table:table-cell office:value-type="float" office:value="432091" calcext:value-type="float">
            <text:p>432091</text:p>
          </table:table-cell>
          <table:table-cell office:value-type="float" office:value="75.84" calcext:value-type="float">
            <text:p>75,84</text:p>
          </table:table-cell>
          <table:table-cell office:value-type="float" office:value="10.93" calcext:value-type="float">
            <text:p>10,93</text:p>
          </table:table-cell>
          <table:table-cell office:value-type="float" office:value="64.9" calcext:value-type="float">
            <text:p>64,9</text:p>
          </table:table-cell>
          <table:table-cell table:formula="of:=[.$D$2]-[.D71]" office:value-type="float" office:value="3.50999999999999" calcext:value-type="float">
            <text:p>3,50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.6" calcext:value-type="float">
            <text:p>76,6</text:p>
          </table:table-cell>
          <table:table-cell office:value-type="float" office:value="432139" calcext:value-type="float">
            <text:p>432139</text:p>
          </table:table-cell>
          <table:table-cell office:value-type="float" office:value="76.6" calcext:value-type="float">
            <text:p>76,6</text:p>
          </table:table-cell>
          <table:table-cell office:value-type="float" office:value="10.39" calcext:value-type="float">
            <text:p>10,39</text:p>
          </table:table-cell>
          <table:table-cell office:value-type="float" office:value="66.21" calcext:value-type="float">
            <text:p>66,21</text:p>
          </table:table-cell>
          <table:table-cell table:formula="of:=[.$D$2]-[.D72]" office:value-type="float" office:value="2.75" calcext:value-type="float">
            <text:p>2,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.08" calcext:value-type="float">
            <text:p>76,08</text:p>
          </table:table-cell>
          <table:table-cell office:value-type="float" office:value="432187" calcext:value-type="float">
            <text:p>432187</text:p>
          </table:table-cell>
          <table:table-cell office:value-type="float" office:value="76.08" calcext:value-type="float">
            <text:p>76,08</text:p>
          </table:table-cell>
          <table:table-cell office:value-type="float" office:value="11.68" calcext:value-type="float">
            <text:p>11,68</text:p>
          </table:table-cell>
          <table:table-cell office:value-type="float" office:value="64.4" calcext:value-type="float">
            <text:p>64,4</text:p>
          </table:table-cell>
          <table:table-cell table:formula="of:=[.$D$2]-[.D73]" office:value-type="float" office:value="3.27" calcext:value-type="float">
            <text:p>3,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.06" calcext:value-type="float">
            <text:p>77,06</text:p>
          </table:table-cell>
          <table:table-cell office:value-type="float" office:value="432235" calcext:value-type="float">
            <text:p>432235</text:p>
          </table:table-cell>
          <table:table-cell office:value-type="float" office:value="77.06" calcext:value-type="float">
            <text:p>77,06</text:p>
          </table:table-cell>
          <table:table-cell office:value-type="float" office:value="12.13" calcext:value-type="float">
            <text:p>12,13</text:p>
          </table:table-cell>
          <table:table-cell office:value-type="float" office:value="64.93" calcext:value-type="float">
            <text:p>64,93</text:p>
          </table:table-cell>
          <table:table-cell table:formula="of:=[.$D$2]-[.D74]" office:value-type="float" office:value="2.28999999999999" calcext:value-type="float">
            <text:p>2,28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.6" calcext:value-type="float">
            <text:p>76,6</text:p>
          </table:table-cell>
          <table:table-cell office:value-type="float" office:value="432283" calcext:value-type="float">
            <text:p>432283</text:p>
          </table:table-cell>
          <table:table-cell office:value-type="float" office:value="76.6" calcext:value-type="float">
            <text:p>76,6</text:p>
          </table:table-cell>
          <table:table-cell office:value-type="float" office:value="13.32" calcext:value-type="float">
            <text:p>13,32</text:p>
          </table:table-cell>
          <table:table-cell office:value-type="float" office:value="63.27" calcext:value-type="float">
            <text:p>63,27</text:p>
          </table:table-cell>
          <table:table-cell table:formula="of:=[.$D$2]-[.D75]" office:value-type="float" office:value="2.75" calcext:value-type="float">
            <text:p>2,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.44" calcext:value-type="float">
            <text:p>77,44</text:p>
          </table:table-cell>
          <table:table-cell office:value-type="float" office:value="432331" calcext:value-type="float">
            <text:p>432331</text:p>
          </table:table-cell>
          <table:table-cell office:value-type="float" office:value="77.44" calcext:value-type="float">
            <text:p>77,44</text:p>
          </table:table-cell>
          <table:table-cell office:value-type="float" office:value="11.09" calcext:value-type="float">
            <text:p>11,09</text:p>
          </table:table-cell>
          <table:table-cell office:value-type="float" office:value="66.35" calcext:value-type="float">
            <text:p>66,35</text:p>
          </table:table-cell>
          <table:table-cell table:formula="of:=[.$D$2]-[.D76]" office:value-type="float" office:value="1.91" calcext:value-type="float">
            <text:p>1,9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.23" calcext:value-type="float">
            <text:p>77,23</text:p>
          </table:table-cell>
          <table:table-cell office:value-type="float" office:value="432379" calcext:value-type="float">
            <text:p>432379</text:p>
          </table:table-cell>
          <table:table-cell office:value-type="float" office:value="77.23" calcext:value-type="float">
            <text:p>77,23</text:p>
          </table:table-cell>
          <table:table-cell office:value-type="float" office:value="8.05" calcext:value-type="float">
            <text:p>8,05</text:p>
          </table:table-cell>
          <table:table-cell office:value-type="float" office:value="69.18" calcext:value-type="float">
            <text:p>69,18</text:p>
          </table:table-cell>
          <table:table-cell table:formula="of:=[.$D$2]-[.D77]" office:value-type="float" office:value="2.11999999999999" calcext:value-type="float">
            <text:p>2,11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.7" calcext:value-type="float">
            <text:p>77,7</text:p>
          </table:table-cell>
          <table:table-cell office:value-type="float" office:value="432427" calcext:value-type="float">
            <text:p>432427</text:p>
          </table:table-cell>
          <table:table-cell office:value-type="float" office:value="77.7" calcext:value-type="float">
            <text:p>77,7</text:p>
          </table:table-cell>
          <table:table-cell office:value-type="float" office:value="7.7" calcext:value-type="float">
            <text:p>7,7</text:p>
          </table:table-cell>
          <table:table-cell office:value-type="float" office:value="70" calcext:value-type="float">
            <text:p>70</text:p>
          </table:table-cell>
          <table:table-cell table:formula="of:=[.$D$2]-[.D78]" office:value-type="float" office:value="1.64999999999999" calcext:value-type="float">
            <text:p>1,64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.71" calcext:value-type="float">
            <text:p>77,71</text:p>
          </table:table-cell>
          <table:table-cell office:value-type="float" office:value="432475" calcext:value-type="float">
            <text:p>432475</text:p>
          </table:table-cell>
          <table:table-cell office:value-type="float" office:value="77.71" calcext:value-type="float">
            <text:p>77,71</text:p>
          </table:table-cell>
          <table:table-cell office:value-type="float" office:value="8.86" calcext:value-type="float">
            <text:p>8,86</text:p>
          </table:table-cell>
          <table:table-cell office:value-type="float" office:value="68.85" calcext:value-type="float">
            <text:p>68,85</text:p>
          </table:table-cell>
          <table:table-cell table:formula="of:=[.$D$2]-[.D79]" office:value-type="float" office:value="1.64" calcext:value-type="float">
            <text:p>1,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.85" calcext:value-type="float">
            <text:p>77,85</text:p>
          </table:table-cell>
          <table:table-cell office:value-type="float" office:value="432523" calcext:value-type="float">
            <text:p>432523</text:p>
          </table:table-cell>
          <table:table-cell office:value-type="float" office:value="77.85" calcext:value-type="float">
            <text:p>77,85</text:p>
          </table:table-cell>
          <table:table-cell office:value-type="float" office:value="6.18" calcext:value-type="float">
            <text:p>6,18</text:p>
          </table:table-cell>
          <table:table-cell office:value-type="float" office:value="71.66" calcext:value-type="float">
            <text:p>71,66</text:p>
          </table:table-cell>
          <table:table-cell table:formula="of:=[.$D$2]-[.D80]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12" calcext:value-type="float">
            <text:p>78,12</text:p>
          </table:table-cell>
          <table:table-cell office:value-type="float" office:value="432571" calcext:value-type="float">
            <text:p>432571</text:p>
          </table:table-cell>
          <table:table-cell office:value-type="float" office:value="78.12" calcext:value-type="float">
            <text:p>78,12</text:p>
          </table:table-cell>
          <table:table-cell office:value-type="float" office:value="7.6" calcext:value-type="float">
            <text:p>7,6</text:p>
          </table:table-cell>
          <table:table-cell office:value-type="float" office:value="70.52" calcext:value-type="float">
            <text:p>70,52</text:p>
          </table:table-cell>
          <table:table-cell table:formula="of:=[.$D$2]-[.D81]" office:value-type="float" office:value="1.22999999999999" calcext:value-type="float">
            <text:p>1,22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.9" calcext:value-type="float">
            <text:p>77,9</text:p>
          </table:table-cell>
          <table:table-cell office:value-type="float" office:value="432619" calcext:value-type="float">
            <text:p>432619</text:p>
          </table:table-cell>
          <table:table-cell office:value-type="float" office:value="77.9" calcext:value-type="float">
            <text:p>77,9</text:p>
          </table:table-cell>
          <table:table-cell office:value-type="float" office:value="6.46" calcext:value-type="float">
            <text:p>6,46</text:p>
          </table:table-cell>
          <table:table-cell office:value-type="float" office:value="71.44" calcext:value-type="float">
            <text:p>71,44</text:p>
          </table:table-cell>
          <table:table-cell table:formula="of:=[.$D$2]-[.D82]" office:value-type="float" office:value="1.44999999999999" calcext:value-type="float">
            <text:p>1,44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38" calcext:value-type="float">
            <text:p>78,38</text:p>
          </table:table-cell>
          <table:table-cell office:value-type="float" office:value="432667" calcext:value-type="float">
            <text:p>432667</text:p>
          </table:table-cell>
          <table:table-cell office:value-type="float" office:value="78.38" calcext:value-type="float">
            <text:p>78,38</text:p>
          </table:table-cell>
          <table:table-cell office:value-type="float" office:value="7.05" calcext:value-type="float">
            <text:p>7,05</text:p>
          </table:table-cell>
          <table:table-cell office:value-type="float" office:value="71.34" calcext:value-type="float">
            <text:p>71,34</text:p>
          </table:table-cell>
          <table:table-cell table:formula="of:=[.$D$2]-[.D83]" office:value-type="float" office:value="0.969999999999999" calcext:value-type="float">
            <text:p>0,969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.82" calcext:value-type="float">
            <text:p>77,82</text:p>
          </table:table-cell>
          <table:table-cell office:value-type="float" office:value="432715" calcext:value-type="float">
            <text:p>432715</text:p>
          </table:table-cell>
          <table:table-cell office:value-type="float" office:value="77.82" calcext:value-type="float">
            <text:p>77,82</text:p>
          </table:table-cell>
          <table:table-cell office:value-type="float" office:value="5.59" calcext:value-type="float">
            <text:p>5,59</text:p>
          </table:table-cell>
          <table:table-cell office:value-type="float" office:value="72.23" calcext:value-type="float">
            <text:p>72,23</text:p>
          </table:table-cell>
          <table:table-cell table:formula="of:=[.$D$2]-[.D84]" office:value-type="float" office:value="1.53" calcext:value-type="float">
            <text:p>1,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59" calcext:value-type="float">
            <text:p>78,59</text:p>
          </table:table-cell>
          <table:table-cell office:value-type="float" office:value="432763" calcext:value-type="float">
            <text:p>432763</text:p>
          </table:table-cell>
          <table:table-cell office:value-type="float" office:value="78.59" calcext:value-type="float">
            <text:p>78,59</text:p>
          </table:table-cell>
          <table:table-cell office:value-type="float" office:value="6.67" calcext:value-type="float">
            <text:p>6,67</text:p>
          </table:table-cell>
          <table:table-cell office:value-type="float" office:value="71.92" calcext:value-type="float">
            <text:p>71,92</text:p>
          </table:table-cell>
          <table:table-cell table:formula="of:=[.$D$2]-[.D85]" office:value-type="float" office:value="0.759999999999991" calcext:value-type="float">
            <text:p>0,75999999999999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.88" calcext:value-type="float">
            <text:p>77,88</text:p>
          </table:table-cell>
          <table:table-cell office:value-type="float" office:value="432811" calcext:value-type="float">
            <text:p>432811</text:p>
          </table:table-cell>
          <table:table-cell office:value-type="float" office:value="77.88" calcext:value-type="float">
            <text:p>77,88</text:p>
          </table:table-cell>
          <table:table-cell office:value-type="float" office:value="8.5" calcext:value-type="float">
            <text:p>8,5</text:p>
          </table:table-cell>
          <table:table-cell office:value-type="float" office:value="69.37" calcext:value-type="float">
            <text:p>69,37</text:p>
          </table:table-cell>
          <table:table-cell table:formula="of:=[.$D$2]-[.D86]" office:value-type="float" office:value="1.47" calcext:value-type="float">
            <text:p>1,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64" calcext:value-type="float">
            <text:p>78,64</text:p>
          </table:table-cell>
          <table:table-cell office:value-type="float" office:value="432859" calcext:value-type="float">
            <text:p>432859</text:p>
          </table:table-cell>
          <table:table-cell office:value-type="float" office:value="78.64" calcext:value-type="float">
            <text:p>78,64</text:p>
          </table:table-cell>
          <table:table-cell office:value-type="float" office:value="4.75" calcext:value-type="float">
            <text:p>4,75</text:p>
          </table:table-cell>
          <table:table-cell office:value-type="float" office:value="73.89" calcext:value-type="float">
            <text:p>73,89</text:p>
          </table:table-cell>
          <table:table-cell table:formula="of:=[.$D$2]-[.D87]" office:value-type="float" office:value="0.709999999999994" calcext:value-type="float">
            <text:p>0,70999999999999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18" calcext:value-type="float">
            <text:p>78,18</text:p>
          </table:table-cell>
          <table:table-cell office:value-type="float" office:value="432907" calcext:value-type="float">
            <text:p>432907</text:p>
          </table:table-cell>
          <table:table-cell office:value-type="float" office:value="78.18" calcext:value-type="float">
            <text:p>78,18</text:p>
          </table:table-cell>
          <table:table-cell office:value-type="float" office:value="8.1" calcext:value-type="float">
            <text:p>8,1</text:p>
          </table:table-cell>
          <table:table-cell office:value-type="float" office:value="70.08" calcext:value-type="float">
            <text:p>70,08</text:p>
          </table:table-cell>
          <table:table-cell table:formula="of:=[.$D$2]-[.D88]" office:value-type="float" office:value="1.16999999999999" calcext:value-type="float">
            <text:p>1,16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64" calcext:value-type="float">
            <text:p>78,64</text:p>
          </table:table-cell>
          <table:table-cell office:value-type="float" office:value="432955" calcext:value-type="float">
            <text:p>432955</text:p>
          </table:table-cell>
          <table:table-cell office:value-type="float" office:value="78.64" calcext:value-type="float">
            <text:p>78,64</text:p>
          </table:table-cell>
          <table:table-cell office:value-type="float" office:value="7.76" calcext:value-type="float">
            <text:p>7,76</text:p>
          </table:table-cell>
          <table:table-cell office:value-type="float" office:value="70.89" calcext:value-type="float">
            <text:p>70,89</text:p>
          </table:table-cell>
          <table:table-cell table:formula="of:=[.$D$2]-[.D89]" office:value-type="float" office:value="0.709999999999994" calcext:value-type="float">
            <text:p>0,70999999999999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46" calcext:value-type="float">
            <text:p>78,46</text:p>
          </table:table-cell>
          <table:table-cell office:value-type="float" office:value="433003" calcext:value-type="float">
            <text:p>433003</text:p>
          </table:table-cell>
          <table:table-cell office:value-type="float" office:value="78.46" calcext:value-type="float">
            <text:p>78,46</text:p>
          </table:table-cell>
          <table:table-cell office:value-type="float" office:value="6.56" calcext:value-type="float">
            <text:p>6,56</text:p>
          </table:table-cell>
          <table:table-cell office:value-type="float" office:value="71.9" calcext:value-type="float">
            <text:p>71,9</text:p>
          </table:table-cell>
          <table:table-cell table:formula="of:=[.$D$2]-[.D90]" office:value-type="float" office:value="0.890000000000001" calcext:value-type="float">
            <text:p>0,89000000000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58" calcext:value-type="float">
            <text:p>78,58</text:p>
          </table:table-cell>
          <table:table-cell office:value-type="float" office:value="433051" calcext:value-type="float">
            <text:p>433051</text:p>
          </table:table-cell>
          <table:table-cell office:value-type="float" office:value="78.58" calcext:value-type="float">
            <text:p>78,58</text:p>
          </table:table-cell>
          <table:table-cell office:value-type="float" office:value="7.87" calcext:value-type="float">
            <text:p>7,87</text:p>
          </table:table-cell>
          <table:table-cell office:value-type="float" office:value="70.71" calcext:value-type="float">
            <text:p>70,71</text:p>
          </table:table-cell>
          <table:table-cell table:formula="of:=[.$D$2]-[.D91]" office:value-type="float" office:value="0.769999999999996" calcext:value-type="float">
            <text:p>0,7699999999999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67" calcext:value-type="float">
            <text:p>78,67</text:p>
          </table:table-cell>
          <table:table-cell office:value-type="float" office:value="433099" calcext:value-type="float">
            <text:p>433099</text:p>
          </table:table-cell>
          <table:table-cell office:value-type="float" office:value="78.67" calcext:value-type="float">
            <text:p>78,67</text:p>
          </table:table-cell>
          <table:table-cell office:value-type="float" office:value="6.04" calcext:value-type="float">
            <text:p>6,04</text:p>
          </table:table-cell>
          <table:table-cell office:value-type="float" office:value="72.62" calcext:value-type="float">
            <text:p>72,62</text:p>
          </table:table-cell>
          <table:table-cell table:formula="of:=[.$D$2]-[.D92]" office:value-type="float" office:value="0.679999999999993" calcext:value-type="float">
            <text:p>0,6799999999999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51" calcext:value-type="float">
            <text:p>78,51</text:p>
          </table:table-cell>
          <table:table-cell office:value-type="float" office:value="433147" calcext:value-type="float">
            <text:p>433147</text:p>
          </table:table-cell>
          <table:table-cell office:value-type="float" office:value="78.51" calcext:value-type="float">
            <text:p>78,51</text:p>
          </table:table-cell>
          <table:table-cell office:value-type="float" office:value="5.76" calcext:value-type="float">
            <text:p>5,76</text:p>
          </table:table-cell>
          <table:table-cell office:value-type="float" office:value="72.75" calcext:value-type="float">
            <text:p>72,75</text:p>
          </table:table-cell>
          <table:table-cell table:formula="of:=[.$D$2]-[.D93]" office:value-type="float" office:value="0.839999999999989" calcext:value-type="float">
            <text:p>0,8399999999999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87" calcext:value-type="float">
            <text:p>78,87</text:p>
          </table:table-cell>
          <table:table-cell office:value-type="float" office:value="433195" calcext:value-type="float">
            <text:p>433195</text:p>
          </table:table-cell>
          <table:table-cell office:value-type="float" office:value="78.87" calcext:value-type="float">
            <text:p>78,87</text:p>
          </table:table-cell>
          <table:table-cell office:value-type="float" office:value="10.86" calcext:value-type="float">
            <text:p>10,86</text:p>
          </table:table-cell>
          <table:table-cell office:value-type="float" office:value="68.01" calcext:value-type="float">
            <text:p>68,01</text:p>
          </table:table-cell>
          <table:table-cell table:formula="of:=[.$D$2]-[.D94]" office:value-type="float" office:value="0.47999999999999" calcext:value-type="float">
            <text:p>0,47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36" calcext:value-type="float">
            <text:p>78,36</text:p>
          </table:table-cell>
          <table:table-cell office:value-type="float" office:value="433243" calcext:value-type="float">
            <text:p>433243</text:p>
          </table:table-cell>
          <table:table-cell office:value-type="float" office:value="78.36" calcext:value-type="float">
            <text:p>78,36</text:p>
          </table:table-cell>
          <table:table-cell office:value-type="float" office:value="5.2" calcext:value-type="float">
            <text:p>5,2</text:p>
          </table:table-cell>
          <table:table-cell office:value-type="float" office:value="73.16" calcext:value-type="float">
            <text:p>73,16</text:p>
          </table:table-cell>
          <table:table-cell table:formula="of:=[.$D$2]-[.D95]" office:value-type="float" office:value="0.989999999999995" calcext:value-type="float">
            <text:p>0,989999999999995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433291" calcext:value-type="float">
            <text:p>433291</text:p>
          </table:table-cell>
          <table:table-cell office:value-type="float" office:value="79" calcext:value-type="float">
            <text:p>79</text:p>
          </table:table-cell>
          <table:table-cell office:value-type="float" office:value="6.04" calcext:value-type="float">
            <text:p>6,04</text:p>
          </table:table-cell>
          <table:table-cell office:value-type="float" office:value="72.96" calcext:value-type="float">
            <text:p>72,96</text:p>
          </table:table-cell>
          <table:table-cell table:formula="of:=[.$D$2]-[.D96]" office:value-type="float" office:value="0.349999999999994" calcext:value-type="float">
            <text:p>0,34999999999999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22" calcext:value-type="float">
            <text:p>78,22</text:p>
          </table:table-cell>
          <table:table-cell office:value-type="float" office:value="433339" calcext:value-type="float">
            <text:p>433339</text:p>
          </table:table-cell>
          <table:table-cell office:value-type="float" office:value="78.22" calcext:value-type="float">
            <text:p>78,22</text:p>
          </table:table-cell>
          <table:table-cell office:value-type="float" office:value="10.29" calcext:value-type="float">
            <text:p>10,29</text:p>
          </table:table-cell>
          <table:table-cell office:value-type="float" office:value="67.92" calcext:value-type="float">
            <text:p>67,92</text:p>
          </table:table-cell>
          <table:table-cell table:formula="of:=[.$D$2]-[.D97]"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13" calcext:value-type="float">
            <text:p>79,13</text:p>
          </table:table-cell>
          <table:table-cell office:value-type="float" office:value="433387" calcext:value-type="float">
            <text:p>433387</text:p>
          </table:table-cell>
          <table:table-cell office:value-type="float" office:value="79.13" calcext:value-type="float">
            <text:p>79,13</text:p>
          </table:table-cell>
          <table:table-cell office:value-type="float" office:value="8.99" calcext:value-type="float">
            <text:p>8,99</text:p>
          </table:table-cell>
          <table:table-cell office:value-type="float" office:value="70.14" calcext:value-type="float">
            <text:p>70,14</text:p>
          </table:table-cell>
          <table:table-cell table:formula="of:=[.$D$2]-[.D98]" office:value-type="float" office:value="0.219999999999999" calcext:value-type="float">
            <text:p>0,219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56" calcext:value-type="float">
            <text:p>78,56</text:p>
          </table:table-cell>
          <table:table-cell office:value-type="float" office:value="433435" calcext:value-type="float">
            <text:p>433435</text:p>
          </table:table-cell>
          <table:table-cell office:value-type="float" office:value="78.56" calcext:value-type="float">
            <text:p>78,56</text:p>
          </table:table-cell>
          <table:table-cell office:value-type="float" office:value="7.1" calcext:value-type="float">
            <text:p>7,1</text:p>
          </table:table-cell>
          <table:table-cell office:value-type="float" office:value="71.46" calcext:value-type="float">
            <text:p>71,46</text:p>
          </table:table-cell>
          <table:table-cell table:formula="of:=[.$D$2]-[.D99]" office:value-type="float" office:value="0.789999999999992" calcext:value-type="float">
            <text:p>0,7899999999999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12" calcext:value-type="float">
            <text:p>79,12</text:p>
          </table:table-cell>
          <table:table-cell office:value-type="float" office:value="433483" calcext:value-type="float">
            <text:p>433483</text:p>
          </table:table-cell>
          <table:table-cell office:value-type="float" office:value="79.12" calcext:value-type="float">
            <text:p>79,12</text:p>
          </table:table-cell>
          <table:table-cell office:value-type="float" office:value="6.93" calcext:value-type="float">
            <text:p>6,93</text:p>
          </table:table-cell>
          <table:table-cell office:value-type="float" office:value="72.19" calcext:value-type="float">
            <text:p>72,19</text:p>
          </table:table-cell>
          <table:table-cell table:formula="of:=[.$D$2]-[.D100]" office:value-type="float" office:value="0.22999999999999" calcext:value-type="float">
            <text:p>0,22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85" calcext:value-type="float">
            <text:p>78,85</text:p>
          </table:table-cell>
          <table:table-cell office:value-type="float" office:value="433531" calcext:value-type="float">
            <text:p>433531</text:p>
          </table:table-cell>
          <table:table-cell office:value-type="float" office:value="78.85" calcext:value-type="float">
            <text:p>78,85</text:p>
          </table:table-cell>
          <table:table-cell office:value-type="float" office:value="6.73" calcext:value-type="float">
            <text:p>6,73</text:p>
          </table:table-cell>
          <table:table-cell office:value-type="float" office:value="72.12" calcext:value-type="float">
            <text:p>72,12</text:p>
          </table:table-cell>
          <table:table-cell table:formula="of:=[.$D$2]-[.D101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09" calcext:value-type="float">
            <text:p>79,09</text:p>
          </table:table-cell>
          <table:table-cell office:value-type="float" office:value="433579" calcext:value-type="float">
            <text:p>433579</text:p>
          </table:table-cell>
          <table:table-cell office:value-type="float" office:value="79.09" calcext:value-type="float">
            <text:p>79,09</text:p>
          </table:table-cell>
          <table:table-cell office:value-type="float" office:value="9.81" calcext:value-type="float">
            <text:p>9,81</text:p>
          </table:table-cell>
          <table:table-cell office:value-type="float" office:value="69.29" calcext:value-type="float">
            <text:p>69,29</text:p>
          </table:table-cell>
          <table:table-cell table:formula="of:=[.$D$2]-[.D102]" office:value-type="float" office:value="0.259999999999991" calcext:value-type="float">
            <text:p>0,25999999999999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03" calcext:value-type="float">
            <text:p>79,03</text:p>
          </table:table-cell>
          <table:table-cell office:value-type="float" office:value="433627" calcext:value-type="float">
            <text:p>433627</text:p>
          </table:table-cell>
          <table:table-cell office:value-type="float" office:value="79.03" calcext:value-type="float">
            <text:p>79,03</text:p>
          </table:table-cell>
          <table:table-cell office:value-type="float" office:value="5.99" calcext:value-type="float">
            <text:p>5,99</text:p>
          </table:table-cell>
          <table:table-cell office:value-type="float" office:value="73.05" calcext:value-type="float">
            <text:p>73,05</text:p>
          </table:table-cell>
          <table:table-cell table:formula="of:=[.$D$2]-[.D103]" office:value-type="float" office:value="0.319999999999993" calcext:value-type="float">
            <text:p>0,3199999999999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93" calcext:value-type="float">
            <text:p>78,93</text:p>
          </table:table-cell>
          <table:table-cell office:value-type="float" office:value="433675" calcext:value-type="float">
            <text:p>433675</text:p>
          </table:table-cell>
          <table:table-cell office:value-type="float" office:value="78.93" calcext:value-type="float">
            <text:p>78,93</text:p>
          </table:table-cell>
          <table:table-cell office:value-type="float" office:value="8.29" calcext:value-type="float">
            <text:p>8,29</text:p>
          </table:table-cell>
          <table:table-cell office:value-type="float" office:value="70.64" calcext:value-type="float">
            <text:p>70,64</text:p>
          </table:table-cell>
          <table:table-cell table:formula="of:=[.$D$2]-[.D104]" office:value-type="float" office:value="0.419999999999988" calcext:value-type="float">
            <text:p>0,4199999999999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17" calcext:value-type="float">
            <text:p>79,17</text:p>
          </table:table-cell>
          <table:table-cell office:value-type="float" office:value="433723" calcext:value-type="float">
            <text:p>433723</text:p>
          </table:table-cell>
          <table:table-cell office:value-type="float" office:value="79.17" calcext:value-type="float">
            <text:p>79,17</text:p>
          </table:table-cell>
          <table:table-cell office:value-type="float" office:value="8.5" calcext:value-type="float">
            <text:p>8,5</text:p>
          </table:table-cell>
          <table:table-cell office:value-type="float" office:value="70.67" calcext:value-type="float">
            <text:p>70,67</text:p>
          </table:table-cell>
          <table:table-cell table:formula="of:=[.$D$2]-[.D105]" office:value-type="float" office:value="0.179999999999993" calcext:value-type="float">
            <text:p>0,1799999999999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76" calcext:value-type="float">
            <text:p>78,76</text:p>
          </table:table-cell>
          <table:table-cell office:value-type="float" office:value="433771" calcext:value-type="float">
            <text:p>433771</text:p>
          </table:table-cell>
          <table:table-cell office:value-type="float" office:value="78.76" calcext:value-type="float">
            <text:p>78,76</text:p>
          </table:table-cell>
          <table:table-cell office:value-type="float" office:value="6.55" calcext:value-type="float">
            <text:p>6,55</text:p>
          </table:table-cell>
          <table:table-cell office:value-type="float" office:value="72.2" calcext:value-type="float">
            <text:p>72,2</text:p>
          </table:table-cell>
          <table:table-cell table:formula="of:=[.$D$2]-[.D106]" office:value-type="float" office:value="0.589999999999989" calcext:value-type="float">
            <text:p>0,5899999999999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24" calcext:value-type="float">
            <text:p>79,24</text:p>
          </table:table-cell>
          <table:table-cell office:value-type="float" office:value="433819" calcext:value-type="float">
            <text:p>433819</text:p>
          </table:table-cell>
          <table:table-cell office:value-type="float" office:value="79.24" calcext:value-type="float">
            <text:p>79,24</text:p>
          </table:table-cell>
          <table:table-cell office:value-type="float" office:value="6.71" calcext:value-type="float">
            <text:p>6,71</text:p>
          </table:table-cell>
          <table:table-cell office:value-type="float" office:value="72.52" calcext:value-type="float">
            <text:p>72,52</text:p>
          </table:table-cell>
          <table:table-cell table:formula="of:=[.$D$2]-[.D107]" office:value-type="float" office:value="0.109999999999999" calcext:value-type="float">
            <text:p>0,109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51" calcext:value-type="float">
            <text:p>78,51</text:p>
          </table:table-cell>
          <table:table-cell office:value-type="float" office:value="433867" calcext:value-type="float">
            <text:p>433867</text:p>
          </table:table-cell>
          <table:table-cell office:value-type="float" office:value="78.51" calcext:value-type="float">
            <text:p>78,51</text:p>
          </table:table-cell>
          <table:table-cell office:value-type="float" office:value="9.53" calcext:value-type="float">
            <text:p>9,53</text:p>
          </table:table-cell>
          <table:table-cell office:value-type="float" office:value="68.98" calcext:value-type="float">
            <text:p>68,98</text:p>
          </table:table-cell>
          <table:table-cell table:formula="of:=[.$D$2]-[.D108]" office:value-type="float" office:value="0.839999999999989" calcext:value-type="float">
            <text:p>0,8399999999999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34" calcext:value-type="float">
            <text:p>79,34</text:p>
          </table:table-cell>
          <table:table-cell office:value-type="float" office:value="433915" calcext:value-type="float">
            <text:p>433915</text:p>
          </table:table-cell>
          <table:table-cell office:value-type="float" office:value="79.34" calcext:value-type="float">
            <text:p>79,34</text:p>
          </table:table-cell>
          <table:table-cell office:value-type="float" office:value="5.48" calcext:value-type="float">
            <text:p>5,48</text:p>
          </table:table-cell>
          <table:table-cell office:value-type="float" office:value="73.86" calcext:value-type="float">
            <text:p>73,86</text:p>
          </table:table-cell>
          <table:table-cell table:formula="of:=[.$D$2]-[.D109]" office:value-type="float" office:value="0.00999999999999091" calcext:value-type="float">
            <text:p>0,00999999999999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7" calcext:value-type="float">
            <text:p>78,7</text:p>
          </table:table-cell>
          <table:table-cell office:value-type="float" office:value="433963" calcext:value-type="float">
            <text:p>433963</text:p>
          </table:table-cell>
          <table:table-cell office:value-type="float" office:value="78.7" calcext:value-type="float">
            <text:p>78,7</text:p>
          </table:table-cell>
          <table:table-cell office:value-type="float" office:value="6.36" calcext:value-type="float">
            <text:p>6,36</text:p>
          </table:table-cell>
          <table:table-cell office:value-type="float" office:value="72.35" calcext:value-type="float">
            <text:p>72,35</text:p>
          </table:table-cell>
          <table:table-cell table:formula="of:=[.$D$2]-[.D110]" office:value-type="float" office:value="0.649999999999992" calcext:value-type="float">
            <text:p>0,6499999999999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35" calcext:value-type="float">
            <text:p>79,35</text:p>
          </table:table-cell>
          <table:table-cell office:value-type="float" office:value="434011" calcext:value-type="float">
            <text:p>434011</text:p>
          </table:table-cell>
          <table:table-cell office:value-type="float" office:value="79.35" calcext:value-type="float">
            <text:p>79,35</text:p>
          </table:table-cell>
          <table:table-cell office:value-type="float" office:value="6.86" calcext:value-type="float">
            <text:p>6,86</text:p>
          </table:table-cell>
          <table:table-cell office:value-type="float" office:value="72.49" calcext:value-type="float">
            <text:p>72,49</text:p>
          </table:table-cell>
          <table:table-cell table:formula="of:=[.$D$2]-[.D1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93" calcext:value-type="float">
            <text:p>78,93</text:p>
          </table:table-cell>
          <table:table-cell office:value-type="float" office:value="434059" calcext:value-type="float">
            <text:p>434059</text:p>
          </table:table-cell>
          <table:table-cell office:value-type="float" office:value="78.93" calcext:value-type="float">
            <text:p>78,93</text:p>
          </table:table-cell>
          <table:table-cell office:value-type="float" office:value="6.31" calcext:value-type="float">
            <text:p>6,31</text:p>
          </table:table-cell>
          <table:table-cell office:value-type="float" office:value="72.62" calcext:value-type="float">
            <text:p>72,62</text:p>
          </table:table-cell>
          <table:table-cell table:formula="of:=[.$D$2]-[.D112]" office:value-type="float" office:value="0.419999999999988" calcext:value-type="float">
            <text:p>0,4199999999999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27" calcext:value-type="float">
            <text:p>79,27</text:p>
          </table:table-cell>
          <table:table-cell office:value-type="float" office:value="434107" calcext:value-type="float">
            <text:p>434107</text:p>
          </table:table-cell>
          <table:table-cell office:value-type="float" office:value="79.27" calcext:value-type="float">
            <text:p>79,27</text:p>
          </table:table-cell>
          <table:table-cell office:value-type="float" office:value="6.85" calcext:value-type="float">
            <text:p>6,85</text:p>
          </table:table-cell>
          <table:table-cell office:value-type="float" office:value="72.42" calcext:value-type="float">
            <text:p>72,42</text:p>
          </table:table-cell>
          <table:table-cell table:formula="of:=[.$D$2]-[.D113]" office:value-type="float" office:value="0.0799999999999983" calcext:value-type="float">
            <text:p>0,0799999999999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14" calcext:value-type="float">
            <text:p>79,14</text:p>
          </table:table-cell>
          <table:table-cell office:value-type="float" office:value="434155" calcext:value-type="float">
            <text:p>434155</text:p>
          </table:table-cell>
          <table:table-cell office:value-type="float" office:value="79.14" calcext:value-type="float">
            <text:p>79,14</text:p>
          </table:table-cell>
          <table:table-cell office:value-type="float" office:value="6.06" calcext:value-type="float">
            <text:p>6,06</text:p>
          </table:table-cell>
          <table:table-cell office:value-type="float" office:value="73.08" calcext:value-type="float">
            <text:p>73,08</text:p>
          </table:table-cell>
          <table:table-cell table:formula="of:=[.$D$2]-[.D114]" office:value-type="float" office:value="0.209999999999994" calcext:value-type="float">
            <text:p>0,20999999999999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13" calcext:value-type="float">
            <text:p>79,13</text:p>
          </table:table-cell>
          <table:table-cell office:value-type="float" office:value="434203" calcext:value-type="float">
            <text:p>434203</text:p>
          </table:table-cell>
          <table:table-cell office:value-type="float" office:value="79.13" calcext:value-type="float">
            <text:p>79,13</text:p>
          </table:table-cell>
          <table:table-cell office:value-type="float" office:value="7.24" calcext:value-type="float">
            <text:p>7,24</text:p>
          </table:table-cell>
          <table:table-cell office:value-type="float" office:value="71.89" calcext:value-type="float">
            <text:p>71,89</text:p>
          </table:table-cell>
          <table:table-cell table:formula="of:=[.$D$2]-[.D115]" office:value-type="float" office:value="0.219999999999999" calcext:value-type="float">
            <text:p>0,219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23" calcext:value-type="float">
            <text:p>79,23</text:p>
          </table:table-cell>
          <table:table-cell office:value-type="float" office:value="434251" calcext:value-type="float">
            <text:p>434251</text:p>
          </table:table-cell>
          <table:table-cell office:value-type="float" office:value="79.23" calcext:value-type="float">
            <text:p>79,23</text:p>
          </table:table-cell>
          <table:table-cell office:value-type="float" office:value="8.79" calcext:value-type="float">
            <text:p>8,79</text:p>
          </table:table-cell>
          <table:table-cell office:value-type="float" office:value="70.44" calcext:value-type="float">
            <text:p>70,44</text:p>
          </table:table-cell>
          <table:table-cell table:formula="of:=[.$D$2]-[.D116]" office:value-type="float" office:value="0.11999999999999" calcext:value-type="float">
            <text:p>0,11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91" calcext:value-type="float">
            <text:p>78,91</text:p>
          </table:table-cell>
          <table:table-cell office:value-type="float" office:value="434299" calcext:value-type="float">
            <text:p>434299</text:p>
          </table:table-cell>
          <table:table-cell office:value-type="float" office:value="78.91" calcext:value-type="float">
            <text:p>78,91</text:p>
          </table:table-cell>
          <table:table-cell office:value-type="float" office:value="6.95" calcext:value-type="float">
            <text:p>6,95</text:p>
          </table:table-cell>
          <table:table-cell office:value-type="float" office:value="71.96" calcext:value-type="float">
            <text:p>71,96</text:p>
          </table:table-cell>
          <table:table-cell table:formula="of:=[.$D$2]-[.D117]" office:value-type="float" office:value="0.439999999999998" calcext:value-type="float">
            <text:p>0,4399999999999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25" calcext:value-type="float">
            <text:p>79,25</text:p>
          </table:table-cell>
          <table:table-cell office:value-type="float" office:value="434347" calcext:value-type="float">
            <text:p>434347</text:p>
          </table:table-cell>
          <table:table-cell office:value-type="float" office:value="79.25" calcext:value-type="float">
            <text:p>79,25</text:p>
          </table:table-cell>
          <table:table-cell office:value-type="float" office:value="7.89" calcext:value-type="float">
            <text:p>7,89</text:p>
          </table:table-cell>
          <table:table-cell office:value-type="float" office:value="71.36" calcext:value-type="float">
            <text:p>71,36</text:p>
          </table:table-cell>
          <table:table-cell table:formula="of:=[.$D$2]-[.D118]" office:value-type="float" office:value="0.0999999999999943" calcext:value-type="float">
            <text:p>0,09999999999999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53" calcext:value-type="float">
            <text:p>78,53</text:p>
          </table:table-cell>
          <table:table-cell office:value-type="float" office:value="434395" calcext:value-type="float">
            <text:p>434395</text:p>
          </table:table-cell>
          <table:table-cell office:value-type="float" office:value="78.53" calcext:value-type="float">
            <text:p>78,53</text:p>
          </table:table-cell>
          <table:table-cell office:value-type="float" office:value="7.09" calcext:value-type="float">
            <text:p>7,09</text:p>
          </table:table-cell>
          <table:table-cell office:value-type="float" office:value="71.44" calcext:value-type="float">
            <text:p>71,44</text:p>
          </table:table-cell>
          <table:table-cell table:formula="of:=[.$D$2]-[.D119]" office:value-type="float" office:value="0.819999999999993" calcext:value-type="float">
            <text:p>0,8199999999999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12" calcext:value-type="float">
            <text:p>79,12</text:p>
          </table:table-cell>
          <table:table-cell office:value-type="float" office:value="434443" calcext:value-type="float">
            <text:p>434443</text:p>
          </table:table-cell>
          <table:table-cell office:value-type="float" office:value="79.12" calcext:value-type="float">
            <text:p>79,12</text:p>
          </table:table-cell>
          <table:table-cell office:value-type="float" office:value="6.06" calcext:value-type="float">
            <text:p>6,06</text:p>
          </table:table-cell>
          <table:table-cell office:value-type="float" office:value="73.06" calcext:value-type="float">
            <text:p>73,06</text:p>
          </table:table-cell>
          <table:table-cell table:formula="of:=[.$D$2]-[.D120]" office:value-type="float" office:value="0.22999999999999" calcext:value-type="float">
            <text:p>0,229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09" calcext:value-type="float">
            <text:p>78,09</text:p>
          </table:table-cell>
          <table:table-cell table:style-name="ce1" office:value-type="float" office:value="434491" calcext:value-type="float">
            <text:p>434491</text:p>
          </table:table-cell>
          <table:table-cell office:value-type="float" office:value="78.09" calcext:value-type="float">
            <text:p>78,09</text:p>
          </table:table-cell>
          <table:table-cell office:value-type="float" office:value="7.02" calcext:value-type="float">
            <text:p>7,02</text:p>
          </table:table-cell>
          <table:table-cell office:value-type="float" office:value="71.07" calcext:value-type="float">
            <text:p>71,07</text:p>
          </table:table-cell>
          <table:table-cell table:formula="of:=[.$D$2]-[.D121]" office:value-type="float" office:value="1.25999999999999" calcext:value-type="float">
            <text:p>1,25999999999999</text:p>
          </table:table-cell>
        </table:table-row>
        <table:table-row table:style-name="ro1">
          <table:table-cell table:number-columns-repeated="2" office:value-type="float" office:value="77.89" calcext:value-type="float">
            <text:p>77,89</text:p>
          </table:table-cell>
          <table:table-cell office:value-type="float" office:value="434539" calcext:value-type="float">
            <text:p>434539</text:p>
          </table:table-cell>
          <table:table-cell office:value-type="float" office:value="77.89" calcext:value-type="float">
            <text:p>77,89</text:p>
          </table:table-cell>
          <table:table-cell office:value-type="float" office:value="5.71" calcext:value-type="float">
            <text:p>5,71</text:p>
          </table:table-cell>
          <table:table-cell office:value-type="float" office:value="72.18" calcext:value-type="float">
            <text:p>72,18</text:p>
          </table:table-cell>
          <table:table-cell table:formula="of:=[.$D$2]-[.D122]" office:value-type="float" office:value="1.45999999999999" calcext:value-type="float">
            <text:p>1,45999999999999</text:p>
          </table:table-cell>
        </table:table-row>
        <table:table-row table:style-name="ro1">
          <table:table-cell table:number-columns-repeated="2" office:value-type="float" office:value="75.06" calcext:value-type="float">
            <text:p>75,06</text:p>
          </table:table-cell>
          <table:table-cell office:value-type="float" office:value="434587" calcext:value-type="float">
            <text:p>434587</text:p>
          </table:table-cell>
          <table:table-cell office:value-type="float" office:value="75.06" calcext:value-type="float">
            <text:p>75,06</text:p>
          </table:table-cell>
          <table:table-cell office:value-type="float" office:value="5.68" calcext:value-type="float">
            <text:p>5,68</text:p>
          </table:table-cell>
          <table:table-cell office:value-type="float" office:value="69.38" calcext:value-type="float">
            <text:p>69,38</text:p>
          </table:table-cell>
          <table:table-cell table:formula="of:=[.$D$2]-[.D123]" office:value-type="float" office:value="4.28999999999999" calcext:value-type="float">
            <text:p>4,28999999999999</text:p>
          </table:table-cell>
        </table:table-row>
        <table:table-row table:style-name="ro1">
          <table:table-cell table:number-columns-repeated="2" office:value-type="float" office:value="71.2" calcext:value-type="float">
            <text:p>71,2</text:p>
          </table:table-cell>
          <table:table-cell office:value-type="float" office:value="434635" calcext:value-type="float">
            <text:p>434635</text:p>
          </table:table-cell>
          <table:table-cell office:value-type="float" office:value="71.2" calcext:value-type="float">
            <text:p>71,2</text:p>
          </table:table-cell>
          <table:table-cell office:value-type="float" office:value="5.55" calcext:value-type="float">
            <text:p>5,55</text:p>
          </table:table-cell>
          <table:table-cell office:value-type="float" office:value="65.65" calcext:value-type="float">
            <text:p>65,65</text:p>
          </table:table-cell>
          <table:table-cell table:formula="of:=[.$D$2]-[.D124]" office:value-type="float" office:value="8.14999999999999" calcext:value-type="float">
            <text:p>8,14999999999999</text:p>
          </table:table-cell>
        </table:table-row>
        <table:table-row table:style-name="ro1">
          <table:table-cell table:number-columns-repeated="2" office:value-type="float" office:value="63.94" calcext:value-type="float">
            <text:p>63,94</text:p>
          </table:table-cell>
          <table:table-cell office:value-type="float" office:value="434683" calcext:value-type="float">
            <text:p>434683</text:p>
          </table:table-cell>
          <table:table-cell office:value-type="float" office:value="63.94" calcext:value-type="float">
            <text:p>63,94</text:p>
          </table:table-cell>
          <table:table-cell office:value-type="float" office:value="6.06" calcext:value-type="float">
            <text:p>6,06</text:p>
          </table:table-cell>
          <table:table-cell office:value-type="float" office:value="57.87" calcext:value-type="float">
            <text:p>57,87</text:p>
          </table:table-cell>
          <table:table-cell table:formula="of:=[.$D$2]-[.D125]" office:value-type="float" office:value="15.41" calcext:value-type="float">
            <text:p>15,41</text:p>
          </table:table-cell>
        </table:table-row>
        <table:table-row table:style-name="ro1">
          <table:table-cell table:number-columns-repeated="2" office:value-type="float" office:value="53.09" calcext:value-type="float">
            <text:p>53,09</text:p>
          </table:table-cell>
          <table:table-cell office:value-type="float" office:value="434731" calcext:value-type="float">
            <text:p>434731</text:p>
          </table:table-cell>
          <table:table-cell office:value-type="float" office:value="53.09" calcext:value-type="float">
            <text:p>53,09</text:p>
          </table:table-cell>
          <table:table-cell office:value-type="float" office:value="1.13" calcext:value-type="float">
            <text:p>1,13</text:p>
          </table:table-cell>
          <table:table-cell office:value-type="float" office:value="51.96" calcext:value-type="float">
            <text:p>51,96</text:p>
          </table:table-cell>
          <table:table-cell table:formula="of:=[.$D$2]-[.D126]" office:value-type="float" office:value="26.26" calcext:value-type="float">
            <text:p>26,26</text:p>
          </table:table-cell>
        </table:table-row>
        <table:table-row table:style-name="ro1">
          <table:table-cell table:number-columns-repeated="2" office:value-type="float" office:value="33.83" calcext:value-type="float">
            <text:p>33,83</text:p>
          </table:table-cell>
          <table:table-cell office:value-type="float" office:value="434779" calcext:value-type="float">
            <text:p>434779</text:p>
          </table:table-cell>
          <table:table-cell office:value-type="float" office:value="33.83" calcext:value-type="float">
            <text:p>33,83</text:p>
          </table:table-cell>
          <table:table-cell office:value-type="float" office:value="1.78" calcext:value-type="float">
            <text:p>1,78</text:p>
          </table:table-cell>
          <table:table-cell office:value-type="float" office:value="32.05" calcext:value-type="float">
            <text:p>32,05</text:p>
          </table:table-cell>
          <table:table-cell table:formula="of:=[.$D$2]-[.D127]" office:value-type="float" office:value="45.52" calcext:value-type="float">
            <text:p>45,52</text:p>
          </table:table-cell>
        </table:table-row>
        <table:table-row table:style-name="ro1">
          <table:table-cell table:number-columns-repeated="2" office:value-type="float" office:value="22.1" calcext:value-type="float">
            <text:p>22,1</text:p>
          </table:table-cell>
          <table:table-cell office:value-type="float" office:value="434827" calcext:value-type="float">
            <text:p>434827</text:p>
          </table:table-cell>
          <table:table-cell office:value-type="float" office:value="22.1" calcext:value-type="float">
            <text:p>22,1</text:p>
          </table:table-cell>
          <table:table-cell office:value-type="float" office:value="3.87" calcext:value-type="float">
            <text:p>3,87</text:p>
          </table:table-cell>
          <table:table-cell office:value-type="float" office:value="18.22" calcext:value-type="float">
            <text:p>18,22</text:p>
          </table:table-cell>
          <table:table-cell table:formula="of:=[.$D$2]-[.D128]" office:value-type="float" office:value="57.25" calcext:value-type="float">
            <text:p>57,25</text:p>
          </table:table-cell>
        </table:table-row>
        <table:table-row table:style-name="ro1">
          <table:table-cell table:number-columns-repeated="2" office:value-type="float" office:value="15.62" calcext:value-type="float">
            <text:p>15,62</text:p>
          </table:table-cell>
          <table:table-cell office:value-type="float" office:value="434875" calcext:value-type="float">
            <text:p>434875</text:p>
          </table:table-cell>
          <table:table-cell office:value-type="float" office:value="15.62" calcext:value-type="float">
            <text:p>15,62</text:p>
          </table:table-cell>
          <table:table-cell office:value-type="float" office:value="5.05" calcext:value-type="float">
            <text:p>5,05</text:p>
          </table:table-cell>
          <table:table-cell office:value-type="float" office:value="10.57" calcext:value-type="float">
            <text:p>10,57</text:p>
          </table:table-cell>
          <table:table-cell table:formula="of:=[.$D$2]-[.D129]" office:value-type="float" office:value="63.73" calcext:value-type="float">
            <text:p>63,73</text:p>
          </table:table-cell>
        </table:table-row>
        <table:table-row table:style-name="ro1">
          <table:table-cell table:number-columns-repeated="2" office:value-type="float" office:value="5.1" calcext:value-type="float">
            <text:p>5,1</text:p>
          </table:table-cell>
          <table:table-cell office:value-type="float" office:value="434923" calcext:value-type="float">
            <text:p>434923</text:p>
          </table:table-cell>
          <table:table-cell office:value-type="float" office:value="5.1" calcext:value-type="float">
            <text:p>5,1</text:p>
          </table:table-cell>
          <table:table-cell office:value-type="float" office:value="1.4" calcext:value-type="float">
            <text:p>1,4</text:p>
          </table:table-cell>
          <table:table-cell office:value-type="float" office:value="3.71" calcext:value-type="float">
            <text:p>3,71</text:p>
          </table:table-cell>
          <table:table-cell table:formula="of:=[.$D$2]-[.D130]" office:value-type="float" office:value="74.25" calcext:value-type="float">
            <text:p>74,25</text:p>
          </table:table-cell>
        </table:table-row>
        <table:table-row table:style-name="ro1">
          <table:table-cell table:number-columns-repeated="2" office:value-type="float" office:value="6.08" calcext:value-type="float">
            <text:p>6,08</text:p>
          </table:table-cell>
          <table:table-cell office:value-type="float" office:value="434971" calcext:value-type="float">
            <text:p>434971</text:p>
          </table:table-cell>
          <table:table-cell office:value-type="float" office:value="6.08" calcext:value-type="float">
            <text:p>6,08</text:p>
          </table:table-cell>
          <table:table-cell office:value-type="float" office:value="0.83" calcext:value-type="float">
            <text:p>0,83</text:p>
          </table:table-cell>
          <table:table-cell office:value-type="float" office:value="5.25" calcext:value-type="float">
            <text:p>5,25</text:p>
          </table:table-cell>
          <table:table-cell table:formula="of:=[.$D$2]-[.D131]" office:value-type="float" office:value="73.27" calcext:value-type="float">
            <text:p>73,27</text:p>
          </table:table-cell>
        </table:table-row>
        <table:table-row table:style-name="ro1">
          <table:table-cell table:number-columns-repeated="2" office:value-type="float" office:value="0.52" calcext:value-type="float">
            <text:p>0,52</text:p>
          </table:table-cell>
          <table:table-cell office:value-type="float" office:value="435019" calcext:value-type="float">
            <text:p>435019</text:p>
          </table:table-cell>
          <table:table-cell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table:formula="of:=[.$D$2]-[.D132]" office:value-type="float" office:value="78.83" calcext:value-type="float">
            <text:p>78,83</text:p>
          </table:table-cell>
        </table:table-row>
        <table:table-row table:style-name="ro1">
          <table:table-cell table:number-columns-repeated="2" office:value-type="float" office:value="2.24" calcext:value-type="float">
            <text:p>2,24</text:p>
          </table:table-cell>
          <table:table-cell office:value-type="float" office:value="435067" calcext:value-type="float">
            <text:p>435067</text:p>
          </table:table-cell>
          <table:table-cell office:value-type="float" office:value="2.24" calcext:value-type="float">
            <text:p>2,24</text:p>
          </table:table-cell>
          <table:table-cell office:value-type="float" office:value="1.75" calcext:value-type="float">
            <text:p>1,75</text:p>
          </table:table-cell>
          <table:table-cell office:value-type="float" office:value="0.49" calcext:value-type="float">
            <text:p>0,49</text:p>
          </table:table-cell>
          <table:table-cell table:formula="of:=[.$D$2]-[.D133]" office:value-type="float" office:value="77.11" calcext:value-type="float">
            <text:p>77,11</text:p>
          </table:table-cell>
        </table:table-row>
        <table:table-row table:style-name="ro1">
          <table:table-cell table:number-columns-repeated="2" office:value-type="float" office:value="2.76" calcext:value-type="float">
            <text:p>2,76</text:p>
          </table:table-cell>
          <table:table-cell office:value-type="float" office:value="435115" calcext:value-type="float">
            <text:p>435115</text:p>
          </table:table-cell>
          <table:table-cell office:value-type="float" office:value="2.76" calcext:value-type="float">
            <text:p>2,76</text:p>
          </table:table-cell>
          <table:table-cell office:value-type="float" office:value="2.03" calcext:value-type="float">
            <text:p>2,03</text:p>
          </table:table-cell>
          <table:table-cell office:value-type="float" office:value="0.73" calcext:value-type="float">
            <text:p>0,73</text:p>
          </table:table-cell>
          <table:table-cell table:formula="of:=[.$D$2]-[.D134]" office:value-type="float" office:value="76.59" calcext:value-type="float">
            <text:p>76,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.00.0000</text:date>, <text:time style:data-style-name="N2" text:time-value="13:33:50.89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8T10:41:38.718000000</meta:creation-date>
    <dc:date>2019-11-29T14:27:08.760000000</dc:date>
    <meta:editing-duration>PT1H48M43S</meta:editing-duration>
    <meta:editing-cycles>17</meta:editing-cycles>
    <meta:generator>LibreOffice/6.3.1.2$Windows_X86_64 LibreOffice_project/b79626edf0065ac373bd1df5c28bd630b4424273</meta:generator>
    <meta:document-statistic meta:table-count="1" meta:cell-count="92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29cm" svg:height="14.583cm" xlink:href=".." xlink:type="simple" chart:class="chart:line" chart:style-name="ch1">
        <chart:legend chart:legend-position="end" svg:x="18.165cm" svg:y="6.494cm" style:legend-expansion="high" chart:style-name="ch2"/>
        <chart:plot-area chart:style-name="ch3" table:cell-range-address="Лист1.D4:Лист1.D134 Лист1.F4:Лист1.G134" svg:x="0.663cm" svg:y="0.499cm" svg:width="16.322cm" svg:height="13.517cm">
          <chartooo:coordinate-region svg:x="1.284cm" svg:y="0.699cm" svg:width="15.56cm" svg:height="12.3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D4:Лист1.D134" chart:class="chart:line">
            <chart:data-point chart:repeated="131"/>
          </chart:series>
          <chart:series chart:style-name="ch7" chart:values-cell-range-address="Лист1.F4:Лист1.F134" chart:class="chart:line">
            <chart:data-point chart:repeated="131"/>
          </chart:series>
          <chart:series chart:style-name="ch8" chart:values-cell-range-address="Лист1.G4:Лист1.G134" chart:class="chart:line">
            <chart:data-point chart:repeated="1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49">
                <text:p>6.49</text:p>
                <draw:g>
                  <svg:desc>Лист1.D4:Лист1.D134</svg:desc>
                </draw:g>
              </table:table-cell>
              <table:table-cell office:value-type="float" office:value="0.52">
                <text:p>0.52</text:p>
                <draw:g>
                  <svg:desc>Лист1.F4:Лист1.F134</svg:desc>
                </draw:g>
              </table:table-cell>
              <table:table-cell office:value-type="float" office:value="72.86">
                <text:p>72.86</text:p>
                <draw:g>
                  <svg:desc>Лист1.G4:Лист1.G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59">
                <text:p>8.59</text:p>
              </table:table-cell>
              <table:table-cell office:value-type="float" office:value="3.93">
                <text:p>3.93</text:p>
              </table:table-cell>
              <table:table-cell office:value-type="float" office:value="70.76">
                <text:p>70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39">
                <text:p>7.39</text:p>
              </table:table-cell>
              <table:table-cell office:value-type="float" office:value="4.57">
                <text:p>4.57</text:p>
              </table:table-cell>
              <table:table-cell office:value-type="float" office:value="71.96">
                <text:p>71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98">
                <text:p>7.98</text:p>
              </table:table-cell>
              <table:table-cell office:value-type="float" office:value="1.43">
                <text:p>1.43</text:p>
              </table:table-cell>
              <table:table-cell office:value-type="float" office:value="71.37">
                <text:p>71.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6">
                <text:p>7.36</text:p>
              </table:table-cell>
              <table:table-cell office:value-type="float" office:value="0.66">
                <text:p>0.66</text:p>
              </table:table-cell>
              <table:table-cell office:value-type="float" office:value="71.99">
                <text:p>71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71">
                <text:p>7.71</text:p>
              </table:table-cell>
              <table:table-cell office:value-type="float" office:value="0.8">
                <text:p>0.8</text:p>
              </table:table-cell>
              <table:table-cell office:value-type="float" office:value="71.64">
                <text:p>71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6">
                <text:p>6.36</text:p>
              </table:table-cell>
              <table:table-cell office:value-type="float" office:value="0.03">
                <text:p>0.03</text:p>
              </table:table-cell>
              <table:table-cell office:value-type="float" office:value="72.99">
                <text:p>72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6">
                <text:p>10.76</text:p>
              </table:table-cell>
              <table:table-cell office:value-type="float" office:value="3.73">
                <text:p>3.73</text:p>
              </table:table-cell>
              <table:table-cell office:value-type="float" office:value="68.59">
                <text:p>68.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9">
                <text:p>34.9</text:p>
              </table:table-cell>
              <table:table-cell office:value-type="float" office:value="26.71">
                <text:p>26.71</text:p>
              </table:table-cell>
              <table:table-cell office:value-type="float" office:value="44.45">
                <text:p>44.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.11">
                <text:p>48.11</text:p>
              </table:table-cell>
              <table:table-cell office:value-type="float" office:value="40.61">
                <text:p>40.61</text:p>
              </table:table-cell>
              <table:table-cell office:value-type="float" office:value="31.24">
                <text:p>31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78">
                <text:p>55.78</text:p>
              </table:table-cell>
              <table:table-cell office:value-type="float" office:value="53.11">
                <text:p>53.11</text:p>
              </table:table-cell>
              <table:table-cell office:value-type="float" office:value="23.57">
                <text:p>23.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9">
                <text:p>61.9</text:p>
              </table:table-cell>
              <table:table-cell office:value-type="float" office:value="54.29">
                <text:p>54.29</text:p>
              </table:table-cell>
              <table:table-cell office:value-type="float" office:value="17.45">
                <text:p>17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.38">
                <text:p>64.38</text:p>
              </table:table-cell>
              <table:table-cell office:value-type="float" office:value="60.12">
                <text:p>60.12</text:p>
              </table:table-cell>
              <table:table-cell office:value-type="float" office:value="14.97">
                <text:p>14.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.75">
                <text:p>66.75</text:p>
              </table:table-cell>
              <table:table-cell office:value-type="float" office:value="62.95">
                <text:p>62.95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.06">
                <text:p>67.06</text:p>
              </table:table-cell>
              <table:table-cell office:value-type="float" office:value="60.16">
                <text:p>60.16</text:p>
              </table:table-cell>
              <table:table-cell office:value-type="float" office:value="12.29">
                <text:p>12.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8">
                <text:p>67.8</text:p>
              </table:table-cell>
              <table:table-cell office:value-type="float" office:value="61.69">
                <text:p>61.69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.82">
                <text:p>67.82</text:p>
              </table:table-cell>
              <table:table-cell office:value-type="float" office:value="64.4">
                <text:p>64.4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.01">
                <text:p>68.01</text:p>
              </table:table-cell>
              <table:table-cell office:value-type="float" office:value="61.62">
                <text:p>61.62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.16">
                <text:p>68.16</text:p>
              </table:table-cell>
              <table:table-cell office:value-type="float" office:value="63.83">
                <text:p>63.83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.02">
                <text:p>68.02</text:p>
              </table:table-cell>
              <table:table-cell office:value-type="float" office:value="63.48">
                <text:p>63.48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.5">
                <text:p>68.5</text:p>
              </table:table-cell>
              <table:table-cell office:value-type="float" office:value="62.45">
                <text:p>62.45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.03">
                <text:p>68.03</text:p>
              </table:table-cell>
              <table:table-cell office:value-type="float" office:value="63.23">
                <text:p>63.23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.71">
                <text:p>68.71</text:p>
              </table:table-cell>
              <table:table-cell office:value-type="float" office:value="63.13">
                <text:p>63.13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.97">
                <text:p>67.97</text:p>
              </table:table-cell>
              <table:table-cell office:value-type="float" office:value="61.63">
                <text:p>61.63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.91">
                <text:p>68.91</text:p>
              </table:table-cell>
              <table:table-cell office:value-type="float" office:value="63.26">
                <text:p>63.26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.45">
                <text:p>68.45</text:p>
              </table:table-cell>
              <table:table-cell office:value-type="float" office:value="63.68">
                <text:p>63.68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.05">
                <text:p>69.05</text:p>
              </table:table-cell>
              <table:table-cell office:value-type="float" office:value="66.12">
                <text:p>66.1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.94">
                <text:p>68.94</text:p>
              </table:table-cell>
              <table:table-cell office:value-type="float" office:value="62.26">
                <text:p>62.26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.35">
                <text:p>69.35</text:p>
              </table:table-cell>
              <table:table-cell office:value-type="float" office:value="64.54">
                <text:p>64.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.52">
                <text:p>69.52</text:p>
              </table:table-cell>
              <table:table-cell office:value-type="float" office:value="66.24">
                <text:p>66.24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.58">
                <text:p>69.58</text:p>
              </table:table-cell>
              <table:table-cell office:value-type="float" office:value="63.27">
                <text:p>63.27</text:p>
              </table:table-cell>
              <table:table-cell office:value-type="float" office:value="9.77">
                <text:p>9.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.08">
                <text:p>70.08</text:p>
              </table:table-cell>
              <table:table-cell office:value-type="float" office:value="63.84">
                <text:p>63.84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.91">
                <text:p>69.91</text:p>
              </table:table-cell>
              <table:table-cell office:value-type="float" office:value="61.25">
                <text:p>61.25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.72">
                <text:p>70.72</text:p>
              </table:table-cell>
              <table:table-cell office:value-type="float" office:value="66.94">
                <text:p>66.94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.24">
                <text:p>70.24</text:p>
              </table:table-cell>
              <table:table-cell office:value-type="float" office:value="68.64">
                <text:p>68.64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.4">
                <text:p>71.4</text:p>
              </table:table-cell>
              <table:table-cell office:value-type="float" office:value="63.2">
                <text:p>63.2</text:p>
              </table:table-cell>
              <table:table-cell office:value-type="float" office:value="7.94999999999999">
                <text:p>7.94999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1.17">
                <text:p>71.17</text:p>
              </table:table-cell>
              <table:table-cell office:value-type="float" office:value="67.2">
                <text:p>67.2</text:p>
              </table:table-cell>
              <table:table-cell office:value-type="float" office:value="8.17999999999999">
                <text:p>8.1799999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2.2">
                <text:p>72.2</text:p>
              </table:table-cell>
              <table:table-cell office:value-type="float" office:value="71.25">
                <text:p>71.25</text:p>
              </table:table-cell>
              <table:table-cell office:value-type="float" office:value="7.14999999999999">
                <text:p>7.14999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.2">
                <text:p>72.2</text:p>
              </table:table-cell>
              <table:table-cell office:value-type="float" office:value="69.69">
                <text:p>69.69</text:p>
              </table:table-cell>
              <table:table-cell office:value-type="float" office:value="7.14999999999999">
                <text:p>7.149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.89">
                <text:p>72.89</text:p>
              </table:table-cell>
              <table:table-cell office:value-type="float" office:value="69.28">
                <text:p>69.28</text:p>
              </table:table-cell>
              <table:table-cell office:value-type="float" office:value="6.45999999999999">
                <text:p>6.4599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.21">
                <text:p>73.21</text:p>
              </table:table-cell>
              <table:table-cell office:value-type="float" office:value="68.95">
                <text:p>68.95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.6">
                <text:p>73.6</text:p>
              </table:table-cell>
              <table:table-cell office:value-type="float" office:value="71.02">
                <text:p>71.02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.15">
                <text:p>74.15</text:p>
              </table:table-cell>
              <table:table-cell office:value-type="float" office:value="66.2">
                <text:p>66.2</text:p>
              </table:table-cell>
              <table:table-cell office:value-type="float" office:value="5.19999999999999">
                <text:p>5.199999999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4.2">
                <text:p>74.2</text:p>
              </table:table-cell>
              <table:table-cell office:value-type="float" office:value="71.08">
                <text:p>71.08</text:p>
              </table:table-cell>
              <table:table-cell office:value-type="float" office:value="5.14999999999999">
                <text:p>5.149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5.02">
                <text:p>75.02</text:p>
              </table:table-cell>
              <table:table-cell office:value-type="float" office:value="73.19">
                <text:p>73.19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.69">
                <text:p>74.69</text:p>
              </table:table-cell>
              <table:table-cell office:value-type="float" office:value="70.7">
                <text:p>70.7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.66">
                <text:p>75.66</text:p>
              </table:table-cell>
              <table:table-cell office:value-type="float" office:value="69.68">
                <text:p>69.68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.16">
                <text:p>75.16</text:p>
              </table:table-cell>
              <table:table-cell office:value-type="float" office:value="68.76">
                <text:p>68.7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.08">
                <text:p>76.08</text:p>
              </table:table-cell>
              <table:table-cell office:value-type="float" office:value="72.78">
                <text:p>72.78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.74">
                <text:p>75.74</text:p>
              </table:table-cell>
              <table:table-cell office:value-type="float" office:value="71.42">
                <text:p>71.42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.2">
                <text:p>76.2</text:p>
              </table:table-cell>
              <table:table-cell office:value-type="float" office:value="70.94">
                <text:p>70.94</text:p>
              </table:table-cell>
              <table:table-cell office:value-type="float" office:value="3.14999999999999">
                <text:p>3.14999999999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.96">
                <text:p>75.96</text:p>
              </table:table-cell>
              <table:table-cell office:value-type="float" office:value="72.4">
                <text:p>72.4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.98">
                <text:p>75.98</text:p>
              </table:table-cell>
              <table:table-cell office:value-type="float" office:value="63.1">
                <text:p>63.1</text:p>
              </table:table-cell>
              <table:table-cell office:value-type="float" office:value="3.36999999999999">
                <text:p>3.3699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.95">
                <text:p>75.95</text:p>
              </table:table-cell>
              <table:table-cell office:value-type="float" office:value="60.34">
                <text:p>60.34</text:p>
              </table:table-cell>
              <table:table-cell office:value-type="float" office:value="3.39999999999999">
                <text:p>3.3999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.58">
                <text:p>75.58</text:p>
              </table:table-cell>
              <table:table-cell office:value-type="float" office:value="58.58">
                <text:p>58.58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.75">
                <text:p>75.75</text:p>
              </table:table-cell>
              <table:table-cell office:value-type="float" office:value="59.72">
                <text:p>59.72</text:p>
              </table:table-cell>
              <table:table-cell office:value-type="float" office:value="3.59999999999999">
                <text:p>3.59999999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.06">
                <text:p>75.06</text:p>
              </table:table-cell>
              <table:table-cell office:value-type="float" office:value="59.07">
                <text:p>59.07</text:p>
              </table:table-cell>
              <table:table-cell office:value-type="float" office:value="4.28999999999999">
                <text:p>4.28999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.53">
                <text:p>75.53</text:p>
              </table:table-cell>
              <table:table-cell office:value-type="float" office:value="60.04">
                <text:p>60.04</text:p>
              </table:table-cell>
              <table:table-cell office:value-type="float" office:value="3.81999999999999">
                <text:p>3.81999999999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.55">
                <text:p>74.55</text:p>
              </table:table-cell>
              <table:table-cell office:value-type="float" office:value="58.54">
                <text:p>58.5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.3">
                <text:p>75.3</text:p>
              </table:table-cell>
              <table:table-cell office:value-type="float" office:value="60.03">
                <text:p>60.03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.71">
                <text:p>74.71</text:p>
              </table:table-cell>
              <table:table-cell office:value-type="float" office:value="60.38">
                <text:p>60.38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5.25">
                <text:p>75.25</text:p>
              </table:table-cell>
              <table:table-cell office:value-type="float" office:value="61.54">
                <text:p>61.54</text:p>
              </table:table-cell>
              <table:table-cell office:value-type="float" office:value="4.09999999999999">
                <text:p>4.09999999999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">
                <text:p>75</text:p>
              </table:table-cell>
              <table:table-cell office:value-type="float" office:value="61.6">
                <text:p>61.6</text:p>
              </table:table-cell>
              <table:table-cell office:value-type="float" office:value="4.34999999999999">
                <text:p>4.349999999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5.31">
                <text:p>75.31</text:p>
              </table:table-cell>
              <table:table-cell office:value-type="float" office:value="62.67">
                <text:p>62.67</text:p>
              </table:table-cell>
              <table:table-cell office:value-type="float" office:value="4.03999999999999">
                <text:p>4.039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.47">
                <text:p>75.47</text:p>
              </table:table-cell>
              <table:table-cell office:value-type="float" office:value="64.32">
                <text:p>64.3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.58">
                <text:p>75.58</text:p>
              </table:table-cell>
              <table:table-cell office:value-type="float" office:value="66.96">
                <text:p>66.96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.04">
                <text:p>76.04</text:p>
              </table:table-cell>
              <table:table-cell office:value-type="float" office:value="65.98">
                <text:p>65.98</text:p>
              </table:table-cell>
              <table:table-cell office:value-type="float" office:value="3.30999999999999">
                <text:p>3.309999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.84">
                <text:p>75.84</text:p>
              </table:table-cell>
              <table:table-cell office:value-type="float" office:value="64.9">
                <text:p>64.9</text:p>
              </table:table-cell>
              <table:table-cell office:value-type="float" office:value="3.50999999999999">
                <text:p>3.5099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6.6">
                <text:p>76.6</text:p>
              </table:table-cell>
              <table:table-cell office:value-type="float" office:value="66.21">
                <text:p>66.21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.08">
                <text:p>76.08</text:p>
              </table:table-cell>
              <table:table-cell office:value-type="float" office:value="64.4">
                <text:p>64.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.06">
                <text:p>77.06</text:p>
              </table:table-cell>
              <table:table-cell office:value-type="float" office:value="64.93">
                <text:p>64.93</text:p>
              </table:table-cell>
              <table:table-cell office:value-type="float" office:value="2.28999999999999">
                <text:p>2.28999999999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.6">
                <text:p>76.6</text:p>
              </table:table-cell>
              <table:table-cell office:value-type="float" office:value="63.27">
                <text:p>63.27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.44">
                <text:p>77.44</text:p>
              </table:table-cell>
              <table:table-cell office:value-type="float" office:value="66.35">
                <text:p>66.3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.23">
                <text:p>77.23</text:p>
              </table:table-cell>
              <table:table-cell office:value-type="float" office:value="69.18">
                <text:p>69.18</text:p>
              </table:table-cell>
              <table:table-cell office:value-type="float" office:value="2.11999999999999">
                <text:p>2.1199999999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.7">
                <text:p>77.7</text:p>
              </table:table-cell>
              <table:table-cell office:value-type="float" office:value="70">
                <text:p>70</text:p>
              </table:table-cell>
              <table:table-cell office:value-type="float" office:value="1.64999999999999">
                <text:p>1.6499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.71">
                <text:p>77.71</text:p>
              </table:table-cell>
              <table:table-cell office:value-type="float" office:value="68.85">
                <text:p>68.85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.85">
                <text:p>77.85</text:p>
              </table:table-cell>
              <table:table-cell office:value-type="float" office:value="71.66">
                <text:p>71.6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12">
                <text:p>78.12</text:p>
              </table:table-cell>
              <table:table-cell office:value-type="float" office:value="70.52">
                <text:p>70.52</text:p>
              </table:table-cell>
              <table:table-cell office:value-type="float" office:value="1.22999999999999">
                <text:p>1.2299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.9">
                <text:p>77.9</text:p>
              </table:table-cell>
              <table:table-cell office:value-type="float" office:value="71.44">
                <text:p>71.44</text:p>
              </table:table-cell>
              <table:table-cell office:value-type="float" office:value="1.44999999999999">
                <text:p>1.44999999999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.38">
                <text:p>78.38</text:p>
              </table:table-cell>
              <table:table-cell office:value-type="float" office:value="71.34">
                <text:p>71.34</text:p>
              </table:table-cell>
              <table:table-cell office:value-type="float" office:value="0.969999999999999">
                <text:p>0.96999999999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.82">
                <text:p>77.82</text:p>
              </table:table-cell>
              <table:table-cell office:value-type="float" office:value="72.23">
                <text:p>72.23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.59">
                <text:p>78.59</text:p>
              </table:table-cell>
              <table:table-cell office:value-type="float" office:value="71.92">
                <text:p>71.92</text:p>
              </table:table-cell>
              <table:table-cell office:value-type="float" office:value="0.759999999999991">
                <text:p>0.7599999999999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.88">
                <text:p>77.88</text:p>
              </table:table-cell>
              <table:table-cell office:value-type="float" office:value="69.37">
                <text:p>69.3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.64">
                <text:p>78.64</text:p>
              </table:table-cell>
              <table:table-cell office:value-type="float" office:value="73.89">
                <text:p>73.89</text:p>
              </table:table-cell>
              <table:table-cell office:value-type="float" office:value="0.709999999999994">
                <text:p>0.7099999999999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.18">
                <text:p>78.18</text:p>
              </table:table-cell>
              <table:table-cell office:value-type="float" office:value="70.08">
                <text:p>70.08</text:p>
              </table:table-cell>
              <table:table-cell office:value-type="float" office:value="1.16999999999999">
                <text:p>1.16999999999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.64">
                <text:p>78.64</text:p>
              </table:table-cell>
              <table:table-cell office:value-type="float" office:value="70.89">
                <text:p>70.89</text:p>
              </table:table-cell>
              <table:table-cell office:value-type="float" office:value="0.709999999999994">
                <text:p>0.7099999999999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.46">
                <text:p>78.46</text:p>
              </table:table-cell>
              <table:table-cell office:value-type="float" office:value="71.9">
                <text:p>71.9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58">
                <text:p>78.58</text:p>
              </table:table-cell>
              <table:table-cell office:value-type="float" office:value="70.71">
                <text:p>70.71</text:p>
              </table:table-cell>
              <table:table-cell office:value-type="float" office:value="0.769999999999996">
                <text:p>0.7699999999999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.67">
                <text:p>78.67</text:p>
              </table:table-cell>
              <table:table-cell office:value-type="float" office:value="72.62">
                <text:p>72.62</text:p>
              </table:table-cell>
              <table:table-cell office:value-type="float" office:value="0.679999999999993">
                <text:p>0.6799999999999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.51">
                <text:p>78.51</text:p>
              </table:table-cell>
              <table:table-cell office:value-type="float" office:value="72.75">
                <text:p>72.75</text:p>
              </table:table-cell>
              <table:table-cell office:value-type="float" office:value="0.839999999999989">
                <text:p>0.839999999999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.87">
                <text:p>78.87</text:p>
              </table:table-cell>
              <table:table-cell office:value-type="float" office:value="68.01">
                <text:p>68.01</text:p>
              </table:table-cell>
              <table:table-cell office:value-type="float" office:value="0.47999999999999">
                <text:p>0.47999999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.36">
                <text:p>78.36</text:p>
              </table:table-cell>
              <table:table-cell office:value-type="float" office:value="73.16">
                <text:p>73.16</text:p>
              </table:table-cell>
              <table:table-cell office:value-type="float" office:value="0.989999999999995">
                <text:p>0.9899999999999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">
                <text:p>79</text:p>
              </table:table-cell>
              <table:table-cell office:value-type="float" office:value="72.96">
                <text:p>72.96</text:p>
              </table:table-cell>
              <table:table-cell office:value-type="float" office:value="0.349999999999994">
                <text:p>0.349999999999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.22">
                <text:p>78.22</text:p>
              </table:table-cell>
              <table:table-cell office:value-type="float" office:value="67.92">
                <text:p>67.9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9.13">
                <text:p>79.13</text:p>
              </table:table-cell>
              <table:table-cell office:value-type="float" office:value="70.14">
                <text:p>70.14</text:p>
              </table:table-cell>
              <table:table-cell office:value-type="float" office:value="0.219999999999999">
                <text:p>0.2199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.56">
                <text:p>78.56</text:p>
              </table:table-cell>
              <table:table-cell office:value-type="float" office:value="71.46">
                <text:p>71.46</text:p>
              </table:table-cell>
              <table:table-cell office:value-type="float" office:value="0.789999999999992">
                <text:p>0.7899999999999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9.12">
                <text:p>79.12</text:p>
              </table:table-cell>
              <table:table-cell office:value-type="float" office:value="72.19">
                <text:p>72.19</text:p>
              </table:table-cell>
              <table:table-cell office:value-type="float" office:value="0.22999999999999">
                <text:p>0.229999999999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.85">
                <text:p>78.85</text:p>
              </table:table-cell>
              <table:table-cell office:value-type="float" office:value="72.12">
                <text:p>72.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.09">
                <text:p>79.09</text:p>
              </table:table-cell>
              <table:table-cell office:value-type="float" office:value="69.29">
                <text:p>69.29</text:p>
              </table:table-cell>
              <table:table-cell office:value-type="float" office:value="0.259999999999991">
                <text:p>0.259999999999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.03">
                <text:p>79.03</text:p>
              </table:table-cell>
              <table:table-cell office:value-type="float" office:value="73.05">
                <text:p>73.05</text:p>
              </table:table-cell>
              <table:table-cell office:value-type="float" office:value="0.319999999999993">
                <text:p>0.3199999999999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.93">
                <text:p>78.93</text:p>
              </table:table-cell>
              <table:table-cell office:value-type="float" office:value="70.64">
                <text:p>70.64</text:p>
              </table:table-cell>
              <table:table-cell office:value-type="float" office:value="0.419999999999988">
                <text:p>0.4199999999999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9.17">
                <text:p>79.17</text:p>
              </table:table-cell>
              <table:table-cell office:value-type="float" office:value="70.67">
                <text:p>70.67</text:p>
              </table:table-cell>
              <table:table-cell office:value-type="float" office:value="0.179999999999993">
                <text:p>0.1799999999999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8.76">
                <text:p>78.76</text:p>
              </table:table-cell>
              <table:table-cell office:value-type="float" office:value="72.2">
                <text:p>72.2</text:p>
              </table:table-cell>
              <table:table-cell office:value-type="float" office:value="0.589999999999989">
                <text:p>0.5899999999999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9.24">
                <text:p>79.24</text:p>
              </table:table-cell>
              <table:table-cell office:value-type="float" office:value="72.52">
                <text:p>72.52</text:p>
              </table:table-cell>
              <table:table-cell office:value-type="float" office:value="0.109999999999999">
                <text:p>0.1099999999999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8.51">
                <text:p>78.51</text:p>
              </table:table-cell>
              <table:table-cell office:value-type="float" office:value="68.98">
                <text:p>68.98</text:p>
              </table:table-cell>
              <table:table-cell office:value-type="float" office:value="0.839999999999989">
                <text:p>0.8399999999999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.34">
                <text:p>79.34</text:p>
              </table:table-cell>
              <table:table-cell office:value-type="float" office:value="73.86">
                <text:p>73.86</text:p>
              </table:table-cell>
              <table:table-cell office:value-type="float" office:value="0.00999999999999091">
                <text:p>0.009999999999990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8.7">
                <text:p>78.7</text:p>
              </table:table-cell>
              <table:table-cell office:value-type="float" office:value="72.35">
                <text:p>72.35</text:p>
              </table:table-cell>
              <table:table-cell office:value-type="float" office:value="0.649999999999992">
                <text:p>0.6499999999999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9.35">
                <text:p>79.35</text:p>
              </table:table-cell>
              <table:table-cell office:value-type="float" office:value="72.49">
                <text:p>72.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8.93">
                <text:p>78.93</text:p>
              </table:table-cell>
              <table:table-cell office:value-type="float" office:value="72.62">
                <text:p>72.62</text:p>
              </table:table-cell>
              <table:table-cell office:value-type="float" office:value="0.419999999999988">
                <text:p>0.4199999999999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.27">
                <text:p>79.27</text:p>
              </table:table-cell>
              <table:table-cell office:value-type="float" office:value="72.42">
                <text:p>72.42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9.14">
                <text:p>79.14</text:p>
              </table:table-cell>
              <table:table-cell office:value-type="float" office:value="73.08">
                <text:p>73.08</text:p>
              </table:table-cell>
              <table:table-cell office:value-type="float" office:value="0.209999999999994">
                <text:p>0.2099999999999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9.13">
                <text:p>79.13</text:p>
              </table:table-cell>
              <table:table-cell office:value-type="float" office:value="71.89">
                <text:p>71.89</text:p>
              </table:table-cell>
              <table:table-cell office:value-type="float" office:value="0.219999999999999">
                <text:p>0.2199999999999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9.23">
                <text:p>79.23</text:p>
              </table:table-cell>
              <table:table-cell office:value-type="float" office:value="70.44">
                <text:p>70.44</text:p>
              </table:table-cell>
              <table:table-cell office:value-type="float" office:value="0.11999999999999">
                <text:p>0.119999999999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.91">
                <text:p>78.91</text:p>
              </table:table-cell>
              <table:table-cell office:value-type="float" office:value="71.96">
                <text:p>71.96</text:p>
              </table:table-cell>
              <table:table-cell office:value-type="float" office:value="0.439999999999998">
                <text:p>0.4399999999999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9.25">
                <text:p>79.25</text:p>
              </table:table-cell>
              <table:table-cell office:value-type="float" office:value="71.36">
                <text:p>71.36</text:p>
              </table:table-cell>
              <table:table-cell office:value-type="float" office:value="0.0999999999999943">
                <text:p>0.09999999999999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8.53">
                <text:p>78.53</text:p>
              </table:table-cell>
              <table:table-cell office:value-type="float" office:value="71.44">
                <text:p>71.44</text:p>
              </table:table-cell>
              <table:table-cell office:value-type="float" office:value="0.819999999999993">
                <text:p>0.8199999999999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9.12">
                <text:p>79.12</text:p>
              </table:table-cell>
              <table:table-cell office:value-type="float" office:value="73.06">
                <text:p>73.06</text:p>
              </table:table-cell>
              <table:table-cell office:value-type="float" office:value="0.22999999999999">
                <text:p>0.229999999999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.09">
                <text:p>78.09</text:p>
              </table:table-cell>
              <table:table-cell office:value-type="float" office:value="71.07">
                <text:p>71.07</text:p>
              </table:table-cell>
              <table:table-cell office:value-type="float" office:value="1.25999999999999">
                <text:p>1.259999999999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7.89">
                <text:p>77.89</text:p>
              </table:table-cell>
              <table:table-cell office:value-type="float" office:value="72.18">
                <text:p>72.18</text:p>
              </table:table-cell>
              <table:table-cell office:value-type="float" office:value="1.45999999999999">
                <text:p>1.459999999999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5.06">
                <text:p>75.06</text:p>
              </table:table-cell>
              <table:table-cell office:value-type="float" office:value="69.38">
                <text:p>69.38</text:p>
              </table:table-cell>
              <table:table-cell office:value-type="float" office:value="4.28999999999999">
                <text:p>4.289999999999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1.2">
                <text:p>71.2</text:p>
              </table:table-cell>
              <table:table-cell office:value-type="float" office:value="65.65">
                <text:p>65.65</text:p>
              </table:table-cell>
              <table:table-cell office:value-type="float" office:value="8.14999999999999">
                <text:p>8.149999999999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.94">
                <text:p>63.94</text:p>
              </table:table-cell>
              <table:table-cell office:value-type="float" office:value="57.87">
                <text:p>57.87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.09">
                <text:p>53.09</text:p>
              </table:table-cell>
              <table:table-cell office:value-type="float" office:value="51.96">
                <text:p>51.96</text:p>
              </table:table-cell>
              <table:table-cell office:value-type="float" office:value="26.26">
                <text:p>26.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.83">
                <text:p>33.83</text:p>
              </table:table-cell>
              <table:table-cell office:value-type="float" office:value="32.05">
                <text:p>32.05</text:p>
              </table:table-cell>
              <table:table-cell office:value-type="float" office:value="45.52">
                <text:p>45.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.1">
                <text:p>22.1</text:p>
              </table:table-cell>
              <table:table-cell office:value-type="float" office:value="18.22">
                <text:p>18.22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62">
                <text:p>15.62</text:p>
              </table:table-cell>
              <table:table-cell office:value-type="float" office:value="10.57">
                <text:p>10.57</text:p>
              </table:table-cell>
              <table:table-cell office:value-type="float" office:value="63.73">
                <text:p>63.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1">
                <text:p>5.1</text:p>
              </table:table-cell>
              <table:table-cell office:value-type="float" office:value="3.71">
                <text:p>3.71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08">
                <text:p>6.08</text:p>
              </table:table-cell>
              <table:table-cell office:value-type="float" office:value="5.25">
                <text:p>5.25</text:p>
              </table:table-cell>
              <table:table-cell office:value-type="float" office:value="73.27">
                <text:p>73.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78.83">
                <text:p>78.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24">
                <text:p>2.24</text:p>
              </table:table-cell>
              <table:table-cell office:value-type="float" office:value="0.49">
                <text:p>0.49</text:p>
              </table:table-cell>
              <table:table-cell office:value-type="float" office:value="77.11">
                <text:p>77.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76">
                <text:p>2.76</text:p>
              </table:table-cell>
              <table:table-cell office:value-type="float" office:value="0.73">
                <text:p>0.73</text:p>
              </table:table-cell>
              <table:table-cell office:value-type="float" office:value="76.59">
                <text:p>76.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